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3.2486in" table:align="margins"/>
    </style:style>
    <style:style style:name="Table13.A" style:family="table-column">
      <style:table-column-properties style:column-width="3.2486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3.2486in" table:align="margins"/>
    </style:style>
    <style:style style:name="Table53.A" style:family="table-column">
      <style:table-column-properties style:column-width="3.2486in" style:rel-column-width="65535*"/>
    </style:style>
    <style:style style:name="Table53.1" style:family="table-row">
      <style:table-row-properties style:min-row-height="0.2521in"/>
    </style:style>
    <style:style style:name="Table53.A1" style:family="table-cell">
      <style:table-cell-properties fo:padding="0.0382in" fo:border="0.05pt solid #000000"/>
    </style:style>
    <style:style style:name="Table10" style:family="table">
      <style:table-properties style:width="3.2514in" fo:margin-left="0in" table:align="left"/>
    </style:style>
    <style:style style:name="Table10.A" style:family="table-column">
      <style:table-column-properties style:column-width="2.2917in"/>
    </style:style>
    <style:style style:name="Table10.B" style:family="table-column">
      <style:table-column-properties style:column-width="0.9597in"/>
    </style:style>
    <style:style style:name="Table10.A1" style:family="table-cell">
      <style:table-cell-properties fo:padding="0.0382in" fo:border="none"/>
    </style:style>
    <style:style style:name="Table10.B1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0.2" style:family="table-row">
      <style:table-row-properties style:min-row-height="0.2292in"/>
    </style:style>
    <style:style style:name="Table10.A2" style:family="table-cell">
      <style:table-cell-properties fo:padding="0.0382in" fo:border-left="none" fo:border-right="none" fo:border-top="0.05pt solid #000000" fo:border-bottom="0.05pt solid #000000"/>
    </style:style>
    <style:style style:name="Table10.3" style:family="table-row">
      <style:table-row-properties style:min-row-height="0.0972in"/>
    </style:style>
    <style:style style:name="Table10.A3" style:family="table-cell">
      <style:table-cell-properties fo:padding="0.0382in" fo:border-left="none" fo:border-right="none" fo:border-top="0.05pt solid #000000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none"/>
    </style:style>
    <style:style style:name="Table10.B4" style:family="table-cell">
      <style:table-cell-properties fo:padding="0.0382in" fo:border-left="0.05pt solid #000000" fo:border-right="none" fo:border-top="none" fo:border-bottom="none"/>
    </style:style>
    <style:style style:name="Table10.A5" style:family="table-cell">
      <style:table-cell-properties fo:padding="0.0382in" fo:border="0.05pt solid #000000"/>
    </style:style>
    <style:style style:name="Table1" style:family="table">
      <style:table-properties style:width="3.2486in" table:align="margins"/>
    </style:style>
    <style:style style:name="Table1.A" style:family="table-column">
      <style:table-column-properties style:column-width="3.2486in" style:rel-column-width="65535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" fo:padding="0.0382in" fo:border="none"/>
    </style:style>
    <style:style style:name="Table16" style:family="table">
      <style:table-properties style:width="3.2486in" table:align="margins"/>
    </style:style>
    <style:style style:name="Table16.A" style:family="table-column">
      <style:table-column-properties style:column-width="3.2486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3.2486in" table:align="margins"/>
    </style:style>
    <style:style style:name="Table49.A" style:family="table-column">
      <style:table-column-properties style:column-width="3.2486in" style:rel-column-width="65535*"/>
    </style:style>
    <style:style style:name="Table49.A1" style:family="table-cell">
      <style:table-cell-properties fo:padding="0.0382in" fo:border="0.05pt solid #000000"/>
    </style:style>
    <style:style style:name="Table48" style:family="table">
      <style:table-properties style:width="3.2486in" table:align="margins"/>
    </style:style>
    <style:style style:name="Table48.A" style:family="table-column">
      <style:table-column-properties style:column-width="3.2486in" style:rel-column-width="65535*"/>
    </style:style>
    <style:style style:name="Table48.A1" style:family="table-cell">
      <style:table-cell-properties fo:padding="0.0382in" fo:border="0.05pt solid #000000"/>
    </style:style>
    <style:style style:name="Table47" style:family="table">
      <style:table-properties style:width="3.2486in" table:align="margins"/>
    </style:style>
    <style:style style:name="Table47.A" style:family="table-column">
      <style:table-column-properties style:column-width="3.2486in" style:rel-column-width="65535*"/>
    </style:style>
    <style:style style:name="Table47.A1" style:family="table-cell">
      <style:table-cell-properties fo:padding="0.0382in" fo:border="0.05pt solid #000000"/>
    </style:style>
    <style:style style:name="Table32" style:family="table">
      <style:table-properties style:width="3.2486in" table:align="margins"/>
    </style:style>
    <style:style style:name="Table32.A" style:family="table-column">
      <style:table-column-properties style:column-width="3.2486in" style:rel-column-width="65535*"/>
    </style:style>
    <style:style style:name="Table32.A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2486in" table:align="margins"/>
    </style:style>
    <style:style style:name="Table14.A" style:family="table-column">
      <style:table-column-properties style:column-width="3.2486in" style:rel-column-width="65535*"/>
    </style:style>
    <style:style style:name="Table14.A1" style:family="table-cell">
      <style:table-cell-properties fo:padding="0.0382in" fo:border="none"/>
    </style:style>
    <style:style style:name="Table14.A2" style:family="table-cell">
      <style:table-cell-properties fo:padding="0.0382in" fo:border-left="none" fo:border-right="none" fo:border-top="0.05pt solid #000000" fo:border-bottom="none"/>
    </style:style>
    <style:style style:name="Table14.A3" style:family="table-cell">
      <style:table-cell-properties fo:padding="0.0382in" fo:border-left="none" fo:border-right="none" fo:border-top="0.05pt solid #000000" fo:border-bottom="0.05pt solid #000000"/>
    </style:style>
    <style:style style:name="Table14.A7" style:family="table-cell">
      <style:table-cell-properties fo:padding="0.0382in" fo:border="0.5pt solid #000000"/>
    </style:style>
    <style:style style:name="Table6" style:family="table">
      <style:table-properties style:width="3.2451in" table:align="left"/>
    </style:style>
    <style:style style:name="Table6.A" style:family="table-column">
      <style:table-column-properties style:column-width="2.5125in"/>
    </style:style>
    <style:style style:name="Table6.B" style:family="table-column">
      <style:table-column-properties style:column-width="0.732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486in" table:align="margins"/>
    </style:style>
    <style:style style:name="Table3.A" style:family="table-column">
      <style:table-column-properties style:column-width="2.5611in" style:rel-column-width="51665*"/>
    </style:style>
    <style:style style:name="Table3.B" style:family="table-column">
      <style:table-column-properties style:column-width="0.6875in" style:rel-column-width="13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292in" table:align="left"/>
    </style:style>
    <style:style style:name="Table4.A" style:family="table-column">
      <style:table-column-properties style:column-width="0.9465in"/>
    </style:style>
    <style:style style:name="Table4.B" style:family="table-column">
      <style:table-column-properties style:column-width="1.1368in"/>
    </style:style>
    <style:style style:name="Table4.C" style:family="table-column">
      <style:table-column-properties style:column-width="1.145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2486in" table:align="margins"/>
    </style:style>
    <style:style style:name="Table11.A" style:family="table-column">
      <style:table-column-properties style:column-width="3.2486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2486in" table:align="margins"/>
    </style:style>
    <style:style style:name="Table12.A" style:family="table-column">
      <style:table-column-properties style:column-width="0.9028in" style:rel-column-width="18211*"/>
    </style:style>
    <style:style style:name="Table12.B" style:family="table-column">
      <style:table-column-properties style:column-width="2.3458in" style:rel-column-width="4732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bottom" fo:padding="0.0382in" fo:border="0.05pt solid #000000"/>
    </style:style>
    <style:style style:name="Table21" style:family="table">
      <style:table-properties style:width="3.2458in" table:align="left"/>
    </style:style>
    <style:style style:name="Table21.A" style:family="table-column">
      <style:table-column-properties style:column-width="2.1035in"/>
    </style:style>
    <style:style style:name="Table21.B" style:family="table-column">
      <style:table-column-properties style:column-width="1.1424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2486in" table:align="margins"/>
    </style:style>
    <style:style style:name="Table22.A" style:family="table-column">
      <style:table-column-properties style:column-width="3.2486in" style:rel-column-width="65535*"/>
    </style:style>
    <style:style style:name="Table22.A1" style:family="table-cell">
      <style:table-cell-properties fo:padding="0.0382in" fo:border="0.05pt solid #000000"/>
    </style:style>
    <style:style style:name="Table26" style:family="table">
      <style:table-properties style:width="3.2486in" table:align="margins"/>
    </style:style>
    <style:style style:name="Table26.A" style:family="table-column">
      <style:table-column-properties style:column-width="3.2486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3.2486in" table:align="margins"/>
    </style:style>
    <style:style style:name="Table27.A" style:family="table-column">
      <style:table-column-properties style:column-width="1.9271in" style:rel-column-width="38875*"/>
    </style:style>
    <style:style style:name="Table27.B" style:family="table-column">
      <style:table-column-properties style:column-width="1.3215in" style:rel-column-width="26660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15" style:family="table">
      <style:table-properties style:width="3.2514in" fo:margin-left="0in" table:align="left"/>
    </style:style>
    <style:style style:name="Table15.A" style:family="table-column">
      <style:table-column-properties style:column-width="1.8375in"/>
    </style:style>
    <style:style style:name="Table15.B" style:family="table-column">
      <style:table-column-properties style:column-width="1.413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9" style:family="table">
      <style:table-properties style:width="3.2514in" fo:margin-left="0in" table:align="left"/>
    </style:style>
    <style:style style:name="Table19.A" style:family="table-column">
      <style:table-column-properties style:column-width="1.4361in"/>
    </style:style>
    <style:style style:name="Table19.B" style:family="table-column">
      <style:table-column-properties style:column-width="1.815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51" style:family="table">
      <style:table-properties style:width="3.2486in" table:align="margins"/>
    </style:style>
    <style:style style:name="Table51.A" style:family="table-column">
      <style:table-column-properties style:column-width="3.2486in" style:rel-column-width="65535*"/>
    </style:style>
    <style:style style:name="Table51.A1" style:family="table-cell">
      <style:table-cell-properties fo:padding="0.0382in" fo:border="0.05pt solid #000000"/>
    </style:style>
    <style:style style:name="Table17" style:family="table">
      <style:table-properties style:width="3.2486in" table:align="margins"/>
    </style:style>
    <style:style style:name="Table17.A" style:family="table-column">
      <style:table-column-properties style:column-width="3.2486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3.2486in" table:align="margins"/>
    </style:style>
    <style:style style:name="Table18.A" style:family="table-column">
      <style:table-column-properties style:column-width="3.2486in" style:rel-column-width="65535*"/>
    </style:style>
    <style:style style:name="Table18.A1" style:family="table-cell">
      <style:table-cell-properties fo:padding="0.0382in" fo:border="0.05pt solid #000000"/>
    </style:style>
    <style:style style:name="Table54" style:family="table">
      <style:table-properties style:width="3.2486in" table:align="margins"/>
    </style:style>
    <style:style style:name="Table54.A" style:family="table-column">
      <style:table-column-properties style:column-width="3.2486in" style:rel-column-width="65535*"/>
    </style:style>
    <style:style style:name="Table54.A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486in" table:align="margins"/>
    </style:style>
    <style:style style:name="Table28.A" style:family="table-column">
      <style:table-column-properties style:column-width="3.2486in" style:rel-column-width="65535*"/>
    </style:style>
    <style:style style:name="Table28.A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486in" table:align="margins"/>
    </style:style>
    <style:style style:name="Table20.A" style:family="table-column">
      <style:table-column-properties style:column-width="3.2486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2.4542in" table:align="left"/>
    </style:style>
    <style:style style:name="Table25.A" style:family="table-column">
      <style:table-column-properties style:column-width="0.8646in"/>
    </style:style>
    <style:style style:name="Table25.B" style:family="table-column">
      <style:table-column-properties style:column-width="1.5896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2486in" table:align="margins"/>
    </style:style>
    <style:style style:name="Table46.A" style:family="table-column">
      <style:table-column-properties style:column-width="3.2486in" style:rel-column-width="65535*"/>
    </style:style>
    <style:style style:name="Table46.A1" style:family="table-cell">
      <style:table-cell-properties fo:padding="0.0382in" fo:border="0.05pt solid #000000"/>
    </style:style>
    <style:style style:name="Table5" style:family="table">
      <style:table-properties style:width="3.2486in" table:align="margins"/>
    </style:style>
    <style:style style:name="Table5.A" style:family="table-column">
      <style:table-column-properties style:column-width="2.5611in" style:rel-column-width="51665*"/>
    </style:style>
    <style:style style:name="Table5.B" style:family="table-column">
      <style:table-column-properties style:column-width="0.6875in" style:rel-column-width="138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2486in" table:align="margins"/>
    </style:style>
    <style:style style:name="Table30.A" style:family="table-column">
      <style:table-column-properties style:column-width="3.2486in" style:rel-column-width="65535*"/>
    </style:style>
    <style:style style:name="Table30.A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2486in" table:align="margins"/>
    </style:style>
    <style:style style:name="Table29.A" style:family="table-column">
      <style:table-column-properties style:column-width="3.2486in" style:rel-column-width="65535*"/>
    </style:style>
    <style:style style:name="Table29.A1" style:family="table-cell">
      <style:table-cell-properties fo:padding="0.0382in" fo:border="0.05pt solid #000000"/>
    </style:style>
    <style:style style:name="Table2" style:family="table">
      <style:table-properties style:width="3.2486in" table:align="margins"/>
    </style:style>
    <style:style style:name="Table2.A" style:family="table-column">
      <style:table-column-properties style:column-width="2.5611in" style:rel-column-width="51665*"/>
    </style:style>
    <style:style style:name="Table2.B" style:family="table-column">
      <style:table-column-properties style:column-width="0.6875in" style:rel-column-width="138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2486in" table:align="margins"/>
    </style:style>
    <style:style style:name="Table7.A" style:family="table-column">
      <style:table-column-properties style:column-width="2.5611in" style:rel-column-width="51665*"/>
    </style:style>
    <style:style style:name="Table7.B" style:family="table-column">
      <style:table-column-properties style:column-width="0.6875in" style:rel-column-width="1387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2" style:family="table-row">
      <style:table-row-properties style:min-row-height="0.4326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2486in" table:align="margins"/>
    </style:style>
    <style:style style:name="Table8.A" style:family="table-column">
      <style:table-column-properties style:column-width="2.5611in" style:rel-column-width="51665*"/>
    </style:style>
    <style:style style:name="Table8.B" style:family="table-column">
      <style:table-column-properties style:column-width="0.6875in" style:rel-column-width="1387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486in" table:align="margins"/>
    </style:style>
    <style:style style:name="Table9.A" style:family="table-column">
      <style:table-column-properties style:column-width="2.5611in" style:rel-column-width="51665*"/>
    </style:style>
    <style:style style:name="Table9.B" style:family="table-column">
      <style:table-column-properties style:column-width="0.6875in" style:rel-column-width="1387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3.2486in" table:align="margins"/>
    </style:style>
    <style:style style:name="Table31.A" style:family="table-column">
      <style:table-column-properties style:column-width="3.2486in" style:rel-column-width="65535*"/>
    </style:style>
    <style:style style:name="Table31.A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2486in" table:align="margins"/>
    </style:style>
    <style:style style:name="Table33.A" style:family="table-column">
      <style:table-column-properties style:column-width="3.2486in" style:rel-column-width="65535*"/>
    </style:style>
    <style:style style:name="Table33.A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2486in" table:align="margins"/>
    </style:style>
    <style:style style:name="Table34.A" style:family="table-column">
      <style:table-column-properties style:column-width="0.2694in" style:rel-column-width="5435*"/>
    </style:style>
    <style:style style:name="Table34.B" style:family="table-column">
      <style:table-column-properties style:column-width="1.4896in" style:rel-column-width="30049*"/>
    </style:style>
    <style:style style:name="Table34.C" style:family="table-column">
      <style:table-column-properties style:column-width="1.4896in" style:rel-column-width="30051*"/>
    </style:style>
    <style:style style:name="Table34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style:vertical-align="bottom" fo:padding="0.0382in" fo:border="0.05pt solid #000000"/>
    </style:style>
    <style:style style:name="Table34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4.B3" style:family="table-cell">
      <style:table-cell-properties fo:padding="0.0382in" fo:border-left="0.05pt solid #000000" fo:border-right="none" fo:border-top="none" fo:border-bottom="0.05pt solid #000000"/>
    </style:style>
    <style:style style:name="Table34.B4" style:family="table-cell">
      <style:table-cell-properties fo:padding="0.0382in" fo:border-left="0.05pt solid #000000" fo:border-right="none" fo:border-top="none" fo:border-bottom="0.05pt solid #000000"/>
    </style:style>
    <style:style style:name="Table34.B5" style:family="table-cell">
      <style:table-cell-properties fo:padding="0.0382in" fo:border-left="0.05pt solid #000000" fo:border-right="none" fo:border-top="none" fo:border-bottom="0.05pt solid #000000"/>
    </style:style>
    <style:style style:name="Table34.B6" style:family="table-cell">
      <style:table-cell-properties fo:padding="0.0382in" fo:border-left="0.05pt solid #000000" fo:border-right="none" fo:border-top="none" fo:border-bottom="0.05pt solid #000000"/>
    </style:style>
    <style:style style:name="Table34.B7" style:family="table-cell">
      <style:table-cell-properties fo:padding="0.0382in" fo:border-left="0.05pt solid #000000" fo:border-right="none" fo:border-top="none" fo:border-bottom="0.05pt solid #000000"/>
    </style:style>
    <style:style style:name="Table34.B8" style:family="table-cell">
      <style:table-cell-properties fo:padding="0.0382in" fo:border-left="0.05pt solid #000000" fo:border-right="none" fo:border-top="none" fo:border-bottom="0.05pt solid #000000"/>
    </style:style>
    <style:style style:name="Table34.B9" style:family="table-cell">
      <style:table-cell-properties fo:padding="0.0382in" fo:border-left="0.05pt solid #000000" fo:border-right="none" fo:border-top="none" fo:border-bottom="0.05pt solid #000000"/>
    </style:style>
    <style:style style:name="Table34.B10" style:family="table-cell">
      <style:table-cell-properties fo:padding="0.0382in" fo:border-left="0.05pt solid #000000" fo:border-right="none" fo:border-top="none" fo:border-bottom="0.05pt solid #000000"/>
    </style:style>
    <style:style style:name="Table34.B11" style:family="table-cell">
      <style:table-cell-properties fo:padding="0.0382in" fo:border-left="0.05pt solid #000000" fo:border-right="none" fo:border-top="none" fo:border-bottom="0.05pt solid #000000"/>
    </style:style>
    <style:style style:name="Table34.B12" style:family="table-cell">
      <style:table-cell-properties fo:padding="0.0382in" fo:border-left="0.05pt solid #000000" fo:border-right="none" fo:border-top="none" fo:border-bottom="0.05pt solid #000000"/>
    </style:style>
    <style:style style:name="Table34.B13" style:family="table-cell">
      <style:table-cell-properties fo:padding="0.0382in" fo:border-left="0.05pt solid #000000" fo:border-right="none" fo:border-top="none" fo:border-bottom="0.05pt solid #000000"/>
    </style:style>
    <style:style style:name="Table35" style:family="table">
      <style:table-properties style:width="3.2486in" table:align="margins"/>
    </style:style>
    <style:style style:name="Table35.A" style:family="table-column">
      <style:table-column-properties style:column-width="3.2486in" style:rel-column-width="65535*"/>
    </style:style>
    <style:style style:name="Table35.A1" style:family="table-cell">
      <style:table-cell-properties fo:padding="0.0382in" fo:border="0.05pt solid #000000"/>
    </style:style>
    <style:style style:name="Table23" style:family="table">
      <style:table-properties style:width="3.2486in" table:align="margins"/>
    </style:style>
    <style:style style:name="Table23.A" style:family="table-column">
      <style:table-column-properties style:column-width="3.2486in" style:rel-column-width="65535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2486in" table:align="margins"/>
    </style:style>
    <style:style style:name="Table24.A" style:family="table-column">
      <style:table-column-properties style:column-width="3.2486in" style:rel-column-width="65535*"/>
    </style:style>
    <style:style style:name="Table24.A1" style:family="table-cell">
      <style:table-cell-properties fo:padding="0.0382in" fo:border="0.05pt solid #000000"/>
    </style:style>
    <style:style style:name="Table36" style:family="table">
      <style:table-properties style:width="3.2486in" table:align="margins"/>
    </style:style>
    <style:style style:name="Table36.A" style:family="table-column">
      <style:table-column-properties style:column-width="3.2486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3.2486in" table:align="margins"/>
    </style:style>
    <style:style style:name="Table37.A" style:family="table-column">
      <style:table-column-properties style:column-width="3.2486in" style:rel-column-width="65535*"/>
    </style:style>
    <style:style style:name="Table37.A1" style:family="table-cell">
      <style:table-cell-properties fo:padding="0.0382in" fo:border="0.05pt solid #000000"/>
    </style:style>
    <style:style style:name="Table44" style:family="table">
      <style:table-properties style:width="3.2486in" table:align="margins"/>
    </style:style>
    <style:style style:name="Table44.A" style:family="table-column">
      <style:table-column-properties style:column-width="3.2486in" style:rel-column-width="65535*"/>
    </style:style>
    <style:style style:name="Table44.A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3.2486in" table:align="margins"/>
    </style:style>
    <style:style style:name="Table45.A" style:family="table-column">
      <style:table-column-properties style:column-width="3.2486in" style:rel-column-width="65535*"/>
    </style:style>
    <style:style style:name="Table45.A1" style:family="table-cell">
      <style:table-cell-properties fo:padding="0.0382in" fo:border="0.05pt solid #000000"/>
    </style:style>
    <style:style style:name="Table38" style:family="table">
      <style:table-properties style:width="3.2486in" table:align="margins"/>
    </style:style>
    <style:style style:name="Table38.A" style:family="table-column">
      <style:table-column-properties style:column-width="3.2486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3.2486in" table:align="margins"/>
    </style:style>
    <style:style style:name="Table39.A" style:family="table-column">
      <style:table-column-properties style:column-width="3.2486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3.2486in" table:align="margins"/>
    </style:style>
    <style:style style:name="Table40.A" style:family="table-column">
      <style:table-column-properties style:column-width="3.2486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3.2486in" table:align="margins"/>
    </style:style>
    <style:style style:name="Table41.A" style:family="table-column">
      <style:table-column-properties style:column-width="3.2486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3.2486in" table:align="margins"/>
    </style:style>
    <style:style style:name="Table42.A" style:family="table-column">
      <style:table-column-properties style:column-width="3.2486in" style:rel-column-width="65535*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3.2486in" table:align="margins"/>
    </style:style>
    <style:style style:name="Table43.A" style:family="table-column">
      <style:table-column-properties style:column-width="3.2486in" style:rel-column-width="65535*"/>
    </style:style>
    <style:style style:name="Table43.A1" style:family="table-cell">
      <style:table-cell-properties fo:padding="0.0382in" fo:border="0.05pt solid #000000"/>
    </style:style>
    <style:style style:name="Table50" style:family="table">
      <style:table-properties style:width="3.2486in" table:align="margins"/>
    </style:style>
    <style:style style:name="Table50.A" style:family="table-column">
      <style:table-column-properties style:column-width="3.2486in" style:rel-column-width="65535*"/>
    </style:style>
    <style:style style:name="Table50.A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6931in" table:align="margins"/>
    </style:style>
    <style:style style:name="Table52.A" style:family="table-column">
      <style:table-column-properties style:column-width="6.6931in" style:rel-column-width="65535*"/>
    </style:style>
    <style:style style:name="Table52.A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3.2486in" table:align="margins"/>
    </style:style>
    <style:style style:name="Table55.A" style:family="table-column">
      <style:table-column-properties style:column-width="3.2486in" style:rel-column-width="65535*"/>
    </style:style>
    <style:style style:name="Table55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rsid="02d9ee72" officeooo:paragraph-rsid="02d9ee72"/>
    </style:style>
    <style:style style:name="P3" style:family="paragraph" style:parent-style-name="Text_20_body">
      <style:text-properties officeooo:rsid="02d9ee72" officeooo:paragraph-rsid="0323402c"/>
    </style:style>
    <style:style style:name="P4" style:family="paragraph" style:parent-style-name="Text_20_body">
      <style:text-properties officeooo:rsid="02d9ee72" officeooo:paragraph-rsid="032e1fa7"/>
    </style:style>
    <style:style style:name="P5" style:family="paragraph" style:parent-style-name="Text_20_body">
      <style:text-properties officeooo:paragraph-rsid="02f67386"/>
    </style:style>
    <style:style style:name="P6" style:family="paragraph" style:parent-style-name="Text_20_body">
      <style:text-properties officeooo:rsid="032317ea" officeooo:paragraph-rsid="0323402c"/>
    </style:style>
    <style:style style:name="P7" style:family="paragraph" style:parent-style-name="Text_20_body">
      <style:text-properties officeooo:paragraph-rsid="0323402c"/>
    </style:style>
    <style:style style:name="P8" style:family="paragraph" style:parent-style-name="Text_20_body">
      <style:text-properties officeooo:rsid="03294366" officeooo:paragraph-rsid="03294366"/>
    </style:style>
    <style:style style:name="P9" style:family="paragraph" style:parent-style-name="Text_20_body">
      <style:text-properties officeooo:paragraph-rsid="03321e46"/>
    </style:style>
    <style:style style:name="P10" style:family="paragraph" style:parent-style-name="Text_20_body">
      <style:text-properties officeooo:paragraph-rsid="033a4f93"/>
    </style:style>
    <style:style style:name="P11" style:family="paragraph" style:parent-style-name="Text_20_body">
      <style:text-properties officeooo:rsid="03321e46" officeooo:paragraph-rsid="03321e46"/>
    </style:style>
    <style:style style:name="P12" style:family="paragraph" style:parent-style-name="Text_20_body">
      <style:text-properties officeooo:paragraph-rsid="033f2200"/>
    </style:style>
    <style:style style:name="P13" style:family="paragraph" style:parent-style-name="Text_20_body">
      <style:paragraph-properties fo:text-align="center" style:justify-single-word="false"/>
      <style:text-properties officeooo:rsid="02990fad" officeooo:paragraph-rsid="033f2200"/>
    </style:style>
    <style:style style:name="P14" style:family="paragraph" style:parent-style-name="Text_20_body">
      <style:text-properties officeooo:rsid="0341e699" officeooo:paragraph-rsid="0341e699"/>
    </style:style>
    <style:style style:name="P15" style:family="paragraph" style:parent-style-name="Text_20_body">
      <style:text-properties officeooo:paragraph-rsid="02c929c9"/>
    </style:style>
    <style:style style:name="P16" style:family="paragraph" style:parent-style-name="Text_20_body">
      <style:text-properties officeooo:paragraph-rsid="02c51d3e"/>
    </style:style>
    <style:style style:name="P17" style:family="paragraph" style:parent-style-name="Text_20_body">
      <style:text-properties officeooo:paragraph-rsid="03608b79"/>
    </style:style>
    <style:style style:name="P18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31a16c8" officeooo:paragraph-rsid="033f2200" style:font-name-asian="NSimSun" style:font-size-asian="10pt" style:font-name-complex="Liberation Mono" style:font-size-complex="10pt"/>
    </style:style>
    <style:style style:name="P20" style:family="paragraph" style:parent-style-name="Preformatted_20_Text">
      <style:paragraph-properties fo:text-align="end" style:justify-single-word="false"/>
      <style:text-properties style:font-name="Liberation Mono" fo:font-size="8pt" fo:font-weight="normal" officeooo:rsid="034b1d1e" officeooo:paragraph-rsid="034e26bf" style:font-name-asian="NSimSun" style:font-size-asian="10pt" style:font-weight-asian="normal" style:font-name-complex="Liberation Mono" style:font-size-complex="10pt" style:font-weight-complex="normal"/>
    </style:style>
    <style:style style:name="P21" style:family="paragraph" style:parent-style-name="Preformatted_20_Text">
      <style:text-properties officeooo:rsid="02a75a69" officeooo:paragraph-rsid="02e44660"/>
    </style:style>
    <style:style style:name="P22" style:family="paragraph" style:parent-style-name="Preformatted_20_Text">
      <style:text-properties officeooo:rsid="02a75a69" officeooo:paragraph-rsid="0323402c"/>
    </style:style>
    <style:style style:name="P23" style:family="paragraph" style:parent-style-name="Preformatted_20_Text">
      <style:text-properties officeooo:rsid="02a75a69" officeooo:paragraph-rsid="03236a14"/>
    </style:style>
    <style:style style:name="P24" style:family="paragraph" style:parent-style-name="Preformatted_20_Text">
      <style:text-properties fo:font-weight="bold" style:font-weight-asian="bold" style:font-weight-complex="bold"/>
    </style:style>
    <style:style style:name="P25" style:family="paragraph" style:parent-style-name="Preformatted_20_Text">
      <style:text-properties fo:font-weight="bold" officeooo:paragraph-rsid="0323402c" style:font-weight-asian="bold" style:font-weight-complex="bold"/>
    </style:style>
    <style:style style:name="P26" style:family="paragraph" style:parent-style-name="Preformatted_20_Text">
      <style:text-properties fo:font-weight="bold" officeooo:rsid="0324529e" officeooo:paragraph-rsid="033f2200" style:font-weight-asian="bold" style:font-weight-complex="bold"/>
    </style:style>
    <style:style style:name="P27" style:family="paragraph" style:parent-style-name="Preformatted_20_Text">
      <style:text-properties officeooo:paragraph-rsid="02dc5a22"/>
    </style:style>
    <style:style style:name="P28" style:family="paragraph" style:parent-style-name="Preformatted_20_Text">
      <style:text-properties officeooo:paragraph-rsid="02dcdc6c"/>
    </style:style>
    <style:style style:name="P29" style:family="paragraph" style:parent-style-name="Preformatted_20_Text">
      <style:text-properties officeooo:paragraph-rsid="02e44660"/>
    </style:style>
    <style:style style:name="P30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31" style:family="paragraph" style:parent-style-name="Preformatted_20_Text">
      <style:paragraph-properties fo:text-align="end" style:justify-single-word="false"/>
      <style:text-properties officeooo:paragraph-rsid="03295c27"/>
    </style:style>
    <style:style style:name="P32" style:family="paragraph" style:parent-style-name="Preformatted_20_Text">
      <style:paragraph-properties fo:text-align="end" style:justify-single-word="false"/>
      <style:text-properties officeooo:paragraph-rsid="032bb928"/>
    </style:style>
    <style:style style:name="P33" style:family="paragraph" style:parent-style-name="Preformatted_20_Text">
      <style:text-properties officeooo:paragraph-rsid="02e98129"/>
    </style:style>
    <style:style style:name="P34" style:family="paragraph" style:parent-style-name="Preformatted_20_Text">
      <style:text-properties officeooo:paragraph-rsid="02f0c1a1"/>
    </style:style>
    <style:style style:name="P35" style:family="paragraph" style:parent-style-name="Preformatted_20_Text">
      <style:text-properties officeooo:paragraph-rsid="02f67386"/>
    </style:style>
    <style:style style:name="P36" style:family="paragraph" style:parent-style-name="Preformatted_20_Text">
      <style:text-properties officeooo:rsid="02f93290" officeooo:paragraph-rsid="02f93290"/>
    </style:style>
    <style:style style:name="P37" style:family="paragraph" style:parent-style-name="Preformatted_20_Text">
      <style:text-properties officeooo:paragraph-rsid="02f93290"/>
    </style:style>
    <style:style style:name="P38" style:family="paragraph" style:parent-style-name="Preformatted_20_Text">
      <style:text-properties officeooo:rsid="02ff7f82" officeooo:paragraph-rsid="02ff7f82"/>
    </style:style>
    <style:style style:name="P39" style:family="paragraph" style:parent-style-name="Preformatted_20_Text">
      <style:text-properties officeooo:rsid="0300ea59" officeooo:paragraph-rsid="0300ea59"/>
    </style:style>
    <style:style style:name="P40" style:family="paragraph" style:parent-style-name="Preformatted_20_Text">
      <style:text-properties officeooo:paragraph-rsid="0303316b"/>
    </style:style>
    <style:style style:name="P41" style:family="paragraph" style:parent-style-name="Preformatted_20_Text">
      <style:text-properties officeooo:rsid="031b4181" officeooo:paragraph-rsid="031b4181"/>
    </style:style>
    <style:style style:name="P42" style:family="paragraph" style:parent-style-name="Preformatted_20_Text">
      <style:text-properties officeooo:rsid="03111d5a" officeooo:paragraph-rsid="03236a14"/>
    </style:style>
    <style:style style:name="P43" style:family="paragraph" style:parent-style-name="Preformatted_20_Text">
      <style:text-properties officeooo:rsid="032317ea" officeooo:paragraph-rsid="0323402c"/>
    </style:style>
    <style:style style:name="P44" style:family="paragraph" style:parent-style-name="Preformatted_20_Text">
      <style:text-properties officeooo:paragraph-rsid="0323402c"/>
    </style:style>
    <style:style style:name="P45" style:family="paragraph" style:parent-style-name="Preformatted_20_Text">
      <style:paragraph-properties fo:text-align="start" style:justify-single-word="false"/>
      <style:text-properties officeooo:paragraph-rsid="03236a14"/>
    </style:style>
    <style:style style:name="P46" style:family="paragraph" style:parent-style-name="Preformatted_20_Text">
      <style:paragraph-properties fo:text-align="start" style:justify-single-word="false"/>
      <style:text-properties officeooo:paragraph-rsid="0335f0b4"/>
    </style:style>
    <style:style style:name="P47" style:family="paragraph" style:parent-style-name="Preformatted_20_Text">
      <style:text-properties officeooo:rsid="02a75a69" officeooo:paragraph-rsid="03236a14" style:text-scale="99%"/>
    </style:style>
    <style:style style:name="P48" style:family="paragraph" style:parent-style-name="Preformatted_20_Text">
      <style:text-properties officeooo:paragraph-rsid="03236a14"/>
    </style:style>
    <style:style style:name="P49" style:family="paragraph" style:parent-style-name="Preformatted_20_Text">
      <style:text-properties officeooo:rsid="03294366" officeooo:paragraph-rsid="03294366"/>
    </style:style>
    <style:style style:name="P50" style:family="paragraph" style:parent-style-name="Preformatted_20_Text">
      <style:text-properties officeooo:paragraph-rsid="03295c27"/>
    </style:style>
    <style:style style:name="P51" style:family="paragraph" style:parent-style-name="Preformatted_20_Text">
      <style:text-properties officeooo:rsid="0329a035" officeooo:paragraph-rsid="0329a035"/>
    </style:style>
    <style:style style:name="P52" style:family="paragraph" style:parent-style-name="Preformatted_20_Text">
      <style:text-properties officeooo:rsid="0329a035" officeooo:paragraph-rsid="032bb928"/>
    </style:style>
    <style:style style:name="P53" style:family="paragraph" style:parent-style-name="Preformatted_20_Text">
      <style:text-properties officeooo:paragraph-rsid="032bb928"/>
    </style:style>
    <style:style style:name="P54" style:family="paragraph" style:parent-style-name="Preformatted_20_Text">
      <style:text-properties officeooo:rsid="032bb928" officeooo:paragraph-rsid="032bb928"/>
    </style:style>
    <style:style style:name="P55" style:family="paragraph" style:parent-style-name="Preformatted_20_Text">
      <style:paragraph-properties fo:text-align="start" style:justify-single-word="false"/>
      <style:text-properties officeooo:rsid="032bb928" officeooo:paragraph-rsid="032bb928"/>
    </style:style>
    <style:style style:name="P56" style:family="paragraph" style:parent-style-name="Preformatted_20_Text">
      <style:text-properties officeooo:paragraph-rsid="032e1fa7"/>
    </style:style>
    <style:style style:name="P57" style:family="paragraph" style:parent-style-name="Preformatted_20_Text">
      <style:text-properties officeooo:paragraph-rsid="0330ae4d"/>
    </style:style>
    <style:style style:name="P58" style:family="paragraph" style:parent-style-name="Preformatted_20_Text">
      <style:text-properties officeooo:rsid="03332b60" officeooo:paragraph-rsid="03332b60"/>
    </style:style>
    <style:style style:name="P59" style:family="paragraph" style:parent-style-name="Preformatted_20_Text">
      <style:text-properties officeooo:paragraph-rsid="03332b60"/>
    </style:style>
    <style:style style:name="P60" style:family="paragraph" style:parent-style-name="Preformatted_20_Text">
      <style:text-properties officeooo:rsid="033427af" officeooo:paragraph-rsid="033427af"/>
    </style:style>
    <style:style style:name="P61" style:family="paragraph" style:parent-style-name="Preformatted_20_Text">
      <style:text-properties officeooo:rsid="0335f0b4" officeooo:paragraph-rsid="0335f0b4"/>
    </style:style>
    <style:style style:name="P62" style:family="paragraph" style:parent-style-name="Preformatted_20_Text">
      <style:paragraph-properties fo:text-align="end" style:justify-single-word="false"/>
      <style:text-properties officeooo:rsid="0335f0b4" officeooo:paragraph-rsid="0335f0b4"/>
    </style:style>
    <style:style style:name="P63" style:family="paragraph" style:parent-style-name="Preformatted_20_Text">
      <style:text-properties officeooo:rsid="0336e50a" officeooo:paragraph-rsid="0336e50a"/>
    </style:style>
    <style:style style:name="P64" style:family="paragraph" style:parent-style-name="Preformatted_20_Text">
      <style:text-properties officeooo:paragraph-rsid="033f2200"/>
    </style:style>
    <style:style style:name="P65" style:family="paragraph" style:parent-style-name="Preformatted_20_Text">
      <style:paragraph-properties fo:text-align="center" style:justify-single-word="false"/>
      <style:text-properties officeooo:paragraph-rsid="033f2200"/>
    </style:style>
    <style:style style:name="P66" style:family="paragraph" style:parent-style-name="Preformatted_20_Text">
      <style:text-properties officeooo:rsid="03180f3f" officeooo:paragraph-rsid="033f2200"/>
    </style:style>
    <style:style style:name="P67" style:family="paragraph" style:parent-style-name="Preformatted_20_Text">
      <style:text-properties officeooo:rsid="031a16c8" officeooo:paragraph-rsid="033f2200"/>
    </style:style>
    <style:style style:name="P68" style:family="paragraph" style:parent-style-name="Preformatted_20_Text">
      <style:text-properties officeooo:rsid="0341e699" officeooo:paragraph-rsid="0341e699"/>
    </style:style>
    <style:style style:name="P69" style:family="paragraph" style:parent-style-name="Preformatted_20_Text">
      <style:text-properties officeooo:rsid="034448b2" officeooo:paragraph-rsid="034448b2"/>
    </style:style>
    <style:style style:name="P70" style:family="paragraph" style:parent-style-name="Preformatted_20_Text">
      <style:text-properties officeooo:rsid="03466b1d" officeooo:paragraph-rsid="03466b1d"/>
    </style:style>
    <style:style style:name="P71" style:family="paragraph" style:parent-style-name="Preformatted_20_Text">
      <style:text-properties officeooo:paragraph-rsid="03466b1d"/>
    </style:style>
    <style:style style:name="P72" style:family="paragraph" style:parent-style-name="Preformatted_20_Text">
      <style:text-properties officeooo:rsid="0349f97a" officeooo:paragraph-rsid="0349f97a"/>
    </style:style>
    <style:style style:name="P73" style:family="paragraph" style:parent-style-name="Preformatted_20_Text">
      <style:text-properties officeooo:rsid="034b2c36" officeooo:paragraph-rsid="034b2c36"/>
    </style:style>
    <style:style style:name="P74" style:family="paragraph" style:parent-style-name="Preformatted_20_Text">
      <style:text-properties officeooo:rsid="034b7bce" officeooo:paragraph-rsid="034b7bce"/>
    </style:style>
    <style:style style:name="P75" style:family="paragraph" style:parent-style-name="Preformatted_20_Text">
      <style:text-properties officeooo:rsid="034c031e" officeooo:paragraph-rsid="034c031e"/>
    </style:style>
    <style:style style:name="P76" style:family="paragraph" style:parent-style-name="Preformatted_20_Text">
      <style:text-properties officeooo:rsid="034c492f" officeooo:paragraph-rsid="034c492f"/>
    </style:style>
    <style:style style:name="P77" style:family="paragraph" style:parent-style-name="Preformatted_20_Text">
      <style:text-properties officeooo:rsid="034f683b" officeooo:paragraph-rsid="034f683b"/>
    </style:style>
    <style:style style:name="P78" style:family="paragraph" style:parent-style-name="Preformatted_20_Text">
      <style:text-properties officeooo:rsid="034fb174" officeooo:paragraph-rsid="034fb174"/>
    </style:style>
    <style:style style:name="P79" style:family="paragraph" style:parent-style-name="Preformatted_20_Text">
      <style:text-properties officeooo:paragraph-rsid="0357832e"/>
    </style:style>
    <style:style style:name="P80" style:family="paragraph" style:parent-style-name="Preformatted_20_Text">
      <style:text-properties officeooo:rsid="03587974" officeooo:paragraph-rsid="03587974"/>
    </style:style>
    <style:style style:name="P81" style:family="paragraph" style:parent-style-name="Preformatted_20_Text">
      <style:text-properties officeooo:paragraph-rsid="035a739f"/>
    </style:style>
    <style:style style:name="P82" style:family="paragraph" style:parent-style-name="Preformatted_20_Text">
      <style:text-properties officeooo:paragraph-rsid="035ed455"/>
    </style:style>
    <style:style style:name="P83" style:family="paragraph" style:parent-style-name="Standard">
      <style:text-properties officeooo:paragraph-rsid="02c7597a"/>
    </style:style>
    <style:style style:name="P84" style:family="paragraph" style:parent-style-name="Standard">
      <style:text-properties officeooo:paragraph-rsid="02d9ee72"/>
    </style:style>
    <style:style style:name="P85" style:family="paragraph" style:parent-style-name="Standard">
      <style:text-properties officeooo:paragraph-rsid="02e98129"/>
    </style:style>
    <style:style style:name="P86" style:family="paragraph" style:parent-style-name="Standard">
      <style:text-properties fo:font-size="10pt"/>
    </style:style>
    <style:style style:name="P87" style:family="paragraph" style:parent-style-name="Standard">
      <style:text-properties fo:font-size="10pt" officeooo:paragraph-rsid="02ecd02a"/>
    </style:style>
    <style:style style:name="P88" style:family="paragraph" style:parent-style-name="Standard">
      <style:text-properties officeooo:rsid="02d9ee72" officeooo:paragraph-rsid="02d9ee72"/>
    </style:style>
    <style:style style:name="P89" style:family="paragraph" style:parent-style-name="Standard">
      <style:text-properties officeooo:paragraph-rsid="02f67386"/>
    </style:style>
    <style:style style:name="P90" style:family="paragraph" style:parent-style-name="Standard">
      <style:text-properties officeooo:rsid="032317ea" officeooo:paragraph-rsid="0323402c"/>
    </style:style>
    <style:style style:name="P91" style:family="paragraph" style:parent-style-name="Standard">
      <style:text-properties officeooo:paragraph-rsid="0323402c"/>
    </style:style>
    <style:style style:name="P92" style:family="paragraph" style:parent-style-name="Standard">
      <style:paragraph-properties fo:text-align="start" style:justify-single-word="false"/>
      <style:text-properties officeooo:paragraph-rsid="0323402c"/>
    </style:style>
    <style:style style:name="P93" style:family="paragraph" style:parent-style-name="Standard">
      <style:paragraph-properties fo:text-align="end" style:justify-single-word="false"/>
      <style:text-properties officeooo:paragraph-rsid="0323402c"/>
    </style:style>
    <style:style style:name="P94" style:family="paragraph" style:parent-style-name="Standard">
      <style:paragraph-properties fo:text-align="center" style:justify-single-word="false"/>
    </style:style>
    <style:style style:name="P95" style:family="paragraph" style:parent-style-name="Standard">
      <style:paragraph-properties fo:text-align="center" style:justify-single-word="false"/>
      <style:text-properties officeooo:paragraph-rsid="0323402c"/>
    </style:style>
    <style:style style:name="P96" style:family="paragraph" style:parent-style-name="Standard">
      <style:text-properties officeooo:paragraph-rsid="03236a14"/>
    </style:style>
    <style:style style:name="P97" style:family="paragraph" style:parent-style-name="Standard">
      <style:text-properties fo:font-weight="bold" officeooo:paragraph-rsid="03236a14" style:font-weight-asian="bold" style:font-weight-complex="bold"/>
    </style:style>
    <style:style style:name="P98" style:family="paragraph" style:parent-style-name="Standard">
      <style:text-properties fo:font-weight="normal" style:font-weight-asian="normal" style:font-weight-complex="normal"/>
    </style:style>
    <style:style style:name="P99" style:family="paragraph" style:parent-style-name="Standard">
      <style:text-properties fo:font-weight="normal" officeooo:rsid="034b1d1e" officeooo:paragraph-rsid="034b1d1e" style:font-weight-asian="normal" style:font-weight-complex="normal"/>
    </style:style>
    <style:style style:name="P100" style:family="paragraph" style:parent-style-name="Standard">
      <style:text-properties officeooo:rsid="03294366" officeooo:paragraph-rsid="03294366"/>
    </style:style>
    <style:style style:name="P101" style:family="paragraph" style:parent-style-name="Standard">
      <style:text-properties officeooo:paragraph-rsid="03294366"/>
    </style:style>
    <style:style style:name="P102" style:family="paragraph" style:parent-style-name="Standard">
      <style:text-properties officeooo:paragraph-rsid="030472bd"/>
    </style:style>
    <style:style style:name="P103" style:family="paragraph" style:parent-style-name="Standard">
      <style:text-properties officeooo:paragraph-rsid="033f2200"/>
    </style:style>
    <style:style style:name="P104" style:family="paragraph" style:parent-style-name="Standard">
      <style:text-properties officeooo:rsid="03180f3f" officeooo:paragraph-rsid="033f2200"/>
    </style:style>
    <style:style style:name="P105" style:family="paragraph" style:parent-style-name="Standard">
      <style:text-properties officeooo:paragraph-rsid="034b1d1e"/>
    </style:style>
    <style:style style:name="P106" style:family="paragraph" style:parent-style-name="Standard">
      <style:text-properties officeooo:paragraph-rsid="0357832e"/>
    </style:style>
    <style:style style:name="P107" style:family="paragraph" style:parent-style-name="Title">
      <style:text-properties style:use-window-font-color="true" loext:opacity="0%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108" style:family="paragraph" style:parent-style-name="Heading_20_2">
      <style:text-properties officeooo:paragraph-rsid="02e44660"/>
    </style:style>
    <style:style style:name="P109" style:family="paragraph" style:parent-style-name="Heading_20_2">
      <style:text-properties officeooo:paragraph-rsid="02f67386"/>
    </style:style>
    <style:style style:name="P110" style:family="paragraph" style:parent-style-name="Heading_20_2">
      <style:text-properties officeooo:rsid="02e6bf54"/>
    </style:style>
    <style:style style:name="P111" style:family="paragraph" style:parent-style-name="Heading_20_2">
      <style:text-properties officeooo:paragraph-rsid="030cdc35"/>
    </style:style>
    <style:style style:name="P112" style:family="paragraph" style:parent-style-name="Heading_20_2">
      <style:text-properties officeooo:paragraph-rsid="0323402c"/>
    </style:style>
    <style:style style:name="P113" style:family="paragraph" style:parent-style-name="Heading_20_2">
      <style:text-properties officeooo:rsid="02d6ed45" officeooo:paragraph-rsid="0323402c"/>
    </style:style>
    <style:style style:name="P114" style:family="paragraph" style:parent-style-name="Heading_20_2">
      <style:text-properties officeooo:paragraph-rsid="03236a14"/>
    </style:style>
    <style:style style:name="P115" style:family="paragraph" style:parent-style-name="Heading_20_2">
      <style:text-properties officeooo:rsid="03111d5a" officeooo:paragraph-rsid="03236a14"/>
    </style:style>
    <style:style style:name="P116" style:family="paragraph" style:parent-style-name="Heading_20_2">
      <style:text-properties officeooo:paragraph-rsid="033f2200"/>
    </style:style>
    <style:style style:name="P117" style:family="paragraph" style:parent-style-name="Heading_20_2">
      <style:text-properties style:font-name="Liberation Sans1" fo:font-size="18pt" fo:font-weight="bold" officeooo:rsid="03294366" officeooo:paragraph-rsid="033f2200" style:font-name-asian="SimSun" style:font-size-asian="18pt" style:font-weight-asian="bold" style:font-name-complex="Arial" style:font-size-complex="18pt" style:font-weight-complex="bold"/>
    </style:style>
    <style:style style:name="P118" style:family="paragraph" style:parent-style-name="Heading_20_2">
      <style:text-properties officeooo:rsid="03542081" officeooo:paragraph-rsid="03542081"/>
    </style:style>
    <style:style style:name="P119" style:family="paragraph" style:parent-style-name="Heading_20_2">
      <style:paragraph-properties fo:break-before="column"/>
    </style:style>
    <style:style style:name="P120" style:family="paragraph" style:parent-style-name="Heading_20_2">
      <style:paragraph-properties fo:break-before="column"/>
      <style:text-properties officeooo:paragraph-rsid="02f67386"/>
    </style:style>
    <style:style style:name="P121" style:family="paragraph" style:parent-style-name="Heading_20_2">
      <style:paragraph-properties fo:break-before="column"/>
      <style:text-properties officeooo:paragraph-rsid="0323402c"/>
    </style:style>
    <style:style style:name="P122" style:family="paragraph" style:parent-style-name="Heading_20_2">
      <style:paragraph-properties fo:break-before="column"/>
      <style:text-properties officeooo:paragraph-rsid="02eadc1c"/>
    </style:style>
    <style:style style:name="P123" style:family="paragraph" style:parent-style-name="Heading_20_2">
      <style:paragraph-properties fo:break-before="column"/>
      <style:text-properties officeooo:rsid="0288c540" officeooo:paragraph-rsid="0323402c"/>
    </style:style>
    <style:style style:name="P124" style:family="paragraph" style:parent-style-name="Heading_20_2">
      <style:paragraph-properties fo:break-before="column"/>
      <style:text-properties officeooo:rsid="03180f3f" officeooo:paragraph-rsid="02f49256"/>
    </style:style>
    <style:style style:name="P125" style:family="paragraph" style:parent-style-name="Heading_20_2">
      <style:paragraph-properties fo:break-before="column"/>
      <style:text-properties officeooo:rsid="0341e699" officeooo:paragraph-rsid="0341e699"/>
    </style:style>
    <style:style style:name="P126" style:family="paragraph" style:parent-style-name="Heading_20_2">
      <style:paragraph-properties fo:break-before="column"/>
      <style:text-properties officeooo:rsid="02a9abd0" officeooo:paragraph-rsid="03236a14"/>
    </style:style>
    <style:style style:name="P127" style:family="paragraph" style:parent-style-name="Heading_20_1">
      <style:paragraph-properties fo:break-before="column"/>
    </style:style>
    <style:style style:name="P128" style:family="paragraph" style:parent-style-name="Heading_20_1">
      <style:paragraph-properties fo:break-before="column"/>
      <style:text-properties officeooo:rsid="032317ea" officeooo:paragraph-rsid="032317ea"/>
    </style:style>
    <style:style style:name="P129" style:family="paragraph" style:parent-style-name="Heading_20_1">
      <style:text-properties officeooo:rsid="03294366" officeooo:paragraph-rsid="03294366"/>
    </style:style>
    <style:style style:name="P130" style:family="paragraph" style:parent-style-name="Heading_20_1">
      <style:text-properties officeooo:rsid="02d9ee72" officeooo:paragraph-rsid="02d9ee72"/>
    </style:style>
    <style:style style:name="P131" style:family="paragraph" style:parent-style-name="Heading_20_1">
      <style:paragraph-properties fo:break-before="page"/>
      <style:text-properties officeooo:rsid="02fde83b" officeooo:paragraph-rsid="02fde83b"/>
    </style:style>
    <style:style style:name="P132" style:family="paragraph" style:parent-style-name="Heading_20_1">
      <style:paragraph-properties fo:break-before="page"/>
      <style:text-properties officeooo:rsid="03294366" officeooo:paragraph-rsid="03294366"/>
    </style:style>
    <style:style style:name="P133" style:family="paragraph" style:parent-style-name="Heading_20_2">
      <style:paragraph-properties fo:break-before="page"/>
    </style:style>
    <style:style style:name="P1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6.5752in" style:type="right" style:leader-style="dotted" style:leader-text="."/>
        </style:tab-stops>
      </style:paragraph-properties>
    </style:style>
    <style:style style:name="P137" style:family="paragraph" style:parent-style-name="Preformatted_20_Text" style:list-style-name="">
      <style:text-properties officeooo:rsid="03111d5a" officeooo:paragraph-rsid="03236a14"/>
    </style:style>
    <style:style style:name="P138" style:family="paragraph" style:parent-style-name="Title" style:master-page-name="First_20_Page">
      <style:paragraph-properties style:page-number="auto"/>
      <style:text-properties style:use-window-font-color="true" loext:opacity="0%" style:text-outline="false" style:font-name="Calibri" fo:font-size="178pt" fo:letter-spacing="0.5555in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139" style:family="paragraph" style:parent-style-name="Heading_20_3">
      <style:text-properties officeooo:rsid="03587974" officeooo:paragraph-rsid="03587974"/>
    </style:style>
    <style:style style:name="P140" style:family="paragraph" style:parent-style-name="Heading_20_3">
      <style:text-properties officeooo:paragraph-rsid="02c51d3e"/>
    </style:style>
    <style:style style:name="P141" style:family="paragraph" style:parent-style-name="Heading_20_3">
      <style:text-properties officeooo:paragraph-rsid="02c7a57e"/>
    </style:style>
    <style:style style:name="P142" style:family="paragraph" style:parent-style-name="Heading_20_3">
      <style:text-properties officeooo:paragraph-rsid="02eadc1c"/>
    </style:style>
    <style:style style:name="P143" style:family="paragraph" style:parent-style-name="Heading_20_3">
      <style:paragraph-properties fo:text-align="center" style:justify-single-word="false"/>
      <style:text-properties officeooo:paragraph-rsid="03236a14"/>
    </style:style>
    <style:style style:name="P144" style:family="paragraph" style:parent-style-name="Heading_20_3">
      <style:paragraph-properties fo:text-align="start" style:justify-single-word="false"/>
      <style:text-properties officeooo:paragraph-rsid="03236a14"/>
    </style:style>
    <style:style style:name="P145" style:family="paragraph" style:parent-style-name="Heading_20_3">
      <style:text-properties officeooo:paragraph-rsid="03236a14"/>
    </style:style>
    <style:style style:name="P146" style:family="paragraph" style:parent-style-name="Heading_20_3">
      <style:text-properties officeooo:paragraph-rsid="033f2200"/>
    </style:style>
    <style:style style:name="P147" style:family="paragraph" style:parent-style-name="Heading_20_3">
      <style:text-properties officeooo:paragraph-rsid="02f67386"/>
    </style:style>
    <style:style style:name="P148" style:family="paragraph" style:parent-style-name="Heading_20_3">
      <style:text-properties officeooo:rsid="03608b79" officeooo:paragraph-rsid="03608b79"/>
    </style:style>
    <style:style style:name="P149" style:family="paragraph" style:parent-style-name="Heading_20_3">
      <style:text-properties officeooo:rsid="030cdc35" officeooo:paragraph-rsid="033f2200"/>
    </style:style>
    <style:style style:name="P150" style:family="paragraph" style:parent-style-name="Heading_20_3">
      <style:text-properties officeooo:paragraph-rsid="0323402c"/>
    </style:style>
    <style:style style:name="P151" style:family="paragraph" style:parent-style-name="Heading_20_3">
      <style:text-properties officeooo:rsid="0335f0b4" officeooo:paragraph-rsid="0335f0b4"/>
    </style:style>
    <style:style style:name="P152" style:family="paragraph" style:parent-style-name="Heading_20_3">
      <style:text-properties officeooo:rsid="033216ab" officeooo:paragraph-rsid="033216ab"/>
    </style:style>
    <style:style style:name="P153" style:family="paragraph" style:parent-style-name="Heading_20_3">
      <style:text-properties officeooo:rsid="034c031e" officeooo:paragraph-rsid="034c031e"/>
    </style:style>
    <style:style style:name="P154" style:family="paragraph" style:parent-style-name="Heading_20_3" style:master-page-name="">
      <loext:graphic-properties draw:fill="none"/>
      <style:paragraph-properties fo:margin-left="0in" fo:margin-right="0in" fo:margin-top="0.1181in" fo:margin-bottom="0.0835in" style:contextual-spacing="false" fo:text-indent="0in" style:auto-text-indent="false" style:page-number="auto" fo:background-color="transparent" fo:keep-with-next="always"/>
    </style:style>
    <style:style style:name="P155" style:family="paragraph" style:parent-style-name="Heading_20_3">
      <style:paragraph-properties fo:break-before="column"/>
    </style:style>
    <style:style style:name="P156" style:family="paragraph" style:parent-style-name="Heading_20_3">
      <style:paragraph-properties fo:break-before="page"/>
    </style:style>
    <style:style style:name="P157" style:family="paragraph" style:parent-style-name="Text_20_body">
      <style:text-properties officeooo:rsid="03679f84" officeooo:paragraph-rsid="03679f84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fo:font-weight="normal" officeooo:rsid="02c7a57e" style:font-weight-asian="normal" style:font-weight-complex="normal"/>
    </style:style>
    <style:style style:name="T5" style:family="text">
      <style:text-properties style:font-name="Liberation Mono" fo:font-size="8pt" fo:font-weight="normal" style:font-weight-asian="normal" style:font-weight-complex="normal"/>
    </style:style>
    <style:style style:name="T6" style:family="text">
      <style:text-properties style:font-name="Liberation Mono" fo:font-size="8pt" fo:font-weight="normal" officeooo:rsid="00d1b31b" style:font-weight-asian="normal" style:font-weight-complex="normal"/>
    </style:style>
    <style:style style:name="T7" style:family="text">
      <style:text-properties style:font-name="Liberation Mono" fo:font-size="8pt" fo:font-weight="normal" officeooo:rsid="02a2f946" style:font-weight-asian="normal" style:font-weight-complex="normal"/>
    </style:style>
    <style:style style:name="T8" style:family="text">
      <style:text-properties style:font-name="Liberation Mono" fo:font-size="8pt" fo:font-weight="normal" officeooo:rsid="02840d90" style:font-weight-asian="normal" style:font-weight-complex="normal"/>
    </style:style>
    <style:style style:name="T9" style:family="text">
      <style:text-properties style:font-name="Liberation Mono" fo:font-size="8pt" fo:font-weight="normal" officeooo:rsid="010db811" style:font-weight-asian="normal" style:font-weight-complex="normal"/>
    </style:style>
    <style:style style:name="T10" style:family="text">
      <style:text-properties style:font-name="Liberation Mono" fo:font-size="8pt" fo:font-weight="normal" officeooo:rsid="031ca7af" style:font-weight-asian="normal" style:font-weight-complex="normal"/>
    </style:style>
    <style:style style:name="T11" style:family="text">
      <style:text-properties style:font-name="Liberation Mono" fo:font-size="8pt" fo:font-weight="normal" officeooo:rsid="034b1d1e" style:font-name-asian="NSimSun" style:font-size-asian="10pt" style:font-weight-asian="normal" style:font-name-complex="Liberation Mono" style:font-size-complex="10pt" style:font-weight-complex="normal"/>
    </style:style>
    <style:style style:name="T12" style:family="text">
      <style:text-properties style:font-name="Liberation Mono" fo:font-size="8pt" style:text-underline-style="none" fo:font-weight="normal" officeooo:rsid="035ed455" style:font-weight-asian="normal" style:font-weight-complex="normal"/>
    </style:style>
    <style:style style:name="T13" style:family="text">
      <style:text-properties style:font-name="Liberation Mono" fo:font-size="8pt" style:text-underline-style="none" fo:font-weight="normal" officeooo:rsid="0362b74b" style:font-weight-asian="normal" style:font-weight-complex="normal"/>
    </style:style>
    <style:style style:name="T14" style:family="text">
      <style:text-properties style:font-name="Liberation Mono" fo:font-size="8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weight="normal" style:font-weight-asian="normal" style:font-weight-complex="normal"/>
    </style:style>
    <style:style style:name="T1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335f0b4" style:font-name-asian="NSimSun" style:font-size-asian="10pt" style:font-name-complex="Liberation Mono" style:font-size-complex="10pt"/>
    </style:style>
    <style:style style:name="T19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0" style:family="text">
      <style:text-properties style:font-name="Liberation Mono" fo:font-size="10pt" fo:font-weight="bold" officeooo:rsid="03348d61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style:font-name="Liberation Mono" fo:font-size="10pt" fo:font-weight="bold" officeooo:rsid="033c4ddd" style:font-name-asian="NSimSun" style:font-size-asian="10pt" style:font-weight-asian="bold" style:font-name-complex="Liberation Mono" style:font-size-complex="10pt" style:font-weight-complex="bold"/>
    </style:style>
    <style:style style:name="T22" style:family="text">
      <style:text-properties style:font-name="Liberation Mono" fo:font-size="10pt" fo:font-weight="bold" officeooo:rsid="0335f0b4" style:font-name-asian="NSimSun" style:font-size-asian="10pt" style:font-weight-asian="bold" style:font-name-complex="Liberation Mono" style:font-size-complex="10pt" style:font-weight-complex="bold"/>
    </style:style>
    <style:style style:name="T23" style:family="text">
      <style:text-properties style:font-name="Liberation Mono" fo:font-size="10pt" fo:font-weight="bold" officeooo:rsid="034b1d1e" style:font-name-asian="NSimSun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2a75a69" style:font-weight-asian="bold" style:font-weight-complex="bold"/>
    </style:style>
    <style:style style:name="T27" style:family="text">
      <style:text-properties fo:font-weight="bold" officeooo:rsid="02b7295a" style:font-weight-asian="bold" style:font-weight-complex="bold"/>
    </style:style>
    <style:style style:name="T28" style:family="text">
      <style:text-properties fo:font-weight="bold" officeooo:rsid="032317ea" style:font-weight-asian="bold" style:font-weight-complex="bold"/>
    </style:style>
    <style:style style:name="T29" style:family="text">
      <style:text-properties fo:font-weight="bold" officeooo:rsid="03294366" style:font-weight-asian="bold" style:font-weight-complex="bold"/>
    </style:style>
    <style:style style:name="T30" style:family="text">
      <style:text-properties fo:font-weight="bold" officeooo:rsid="0335f0b4" style:font-weight-asian="bold" style:font-weight-complex="bold"/>
    </style:style>
    <style:style style:name="T31" style:family="text">
      <style:text-properties fo:font-weight="bold" officeooo:rsid="02c7a57e" style:font-weight-asian="bold" style:font-weight-complex="bold"/>
    </style:style>
    <style:style style:name="T32" style:family="text">
      <style:text-properties fo:font-weight="bold" officeooo:rsid="034c031e" style:font-weight-asian="bold" style:font-weight-complex="bold"/>
    </style:style>
    <style:style style:name="T33" style:family="text">
      <style:text-properties officeooo:rsid="028b64d8"/>
    </style:style>
    <style:style style:name="T34" style:family="text">
      <style:text-properties officeooo:rsid="029d35c0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size="10pt" fo:font-weight="bold" style:font-weight-asian="bold" style:font-weight-complex="bold"/>
    </style:style>
    <style:style style:name="T38" style:family="text">
      <style:text-properties fo:font-size="10pt" fo:font-weight="bold" officeooo:rsid="032317ea" style:font-weight-asian="bold" style:font-weight-complex="bold"/>
    </style:style>
    <style:style style:name="T39" style:family="text">
      <style:text-properties officeooo:rsid="02b1f2fe"/>
    </style:style>
    <style:style style:name="T40" style:family="text">
      <style:text-properties officeooo:rsid="02b7295a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44" style:family="text">
      <style:text-properties style:font-name="Liberation Serif" fo:font-size="12pt" style:font-size-asian="10pt" style:font-size-complex="10pt"/>
    </style:style>
    <style:style style:name="T45" style:family="text">
      <style:text-properties style:font-name="Liberation Serif" fo:font-size="12pt" officeooo:rsid="030ea4e9" style:font-size-asian="10pt" style:font-size-complex="10pt"/>
    </style:style>
    <style:style style:name="T46" style:family="text">
      <style:text-properties officeooo:rsid="02d6cdca"/>
    </style:style>
    <style:style style:name="T47" style:family="text">
      <style:text-properties officeooo:rsid="02d9ee72"/>
    </style:style>
    <style:style style:name="T48" style:family="text">
      <style:text-properties officeooo:rsid="02ecd02a"/>
    </style:style>
    <style:style style:name="T49" style:family="text">
      <style:text-properties officeooo:rsid="02f93290"/>
    </style:style>
    <style:style style:name="T50" style:family="text">
      <style:text-properties officeooo:rsid="02fc2a99"/>
    </style:style>
    <style:style style:name="T51" style:family="text">
      <style:text-properties fo:font-size="8pt" style:font-size-asian="10pt" style:font-size-complex="10pt"/>
    </style:style>
    <style:style style:name="T52" style:family="text">
      <style:text-properties fo:font-size="8pt" officeooo:rsid="02fde83b" style:font-size-asian="10pt" style:font-size-complex="10pt"/>
    </style:style>
    <style:style style:name="T53" style:family="text">
      <style:text-properties fo:font-size="8pt" officeooo:rsid="0335f0b4" style:font-size-asian="10pt" style:font-size-complex="10pt"/>
    </style:style>
    <style:style style:name="T54" style:family="text">
      <style:text-properties officeooo:rsid="030472bd"/>
    </style:style>
    <style:style style:name="T55" style:family="text">
      <style:text-properties officeooo:rsid="030ea4e9"/>
    </style:style>
    <style:style style:name="T56" style:family="text">
      <style:text-properties officeooo:rsid="03111d5a"/>
    </style:style>
    <style:style style:name="T57" style:family="text">
      <style:text-properties officeooo:rsid="031ca7af"/>
    </style:style>
    <style:style style:name="T58" style:family="text">
      <style:text-properties officeooo:rsid="032317ea"/>
    </style:style>
    <style:style style:name="T59" style:family="text">
      <style:text-properties officeooo:rsid="0323402c"/>
    </style:style>
    <style:style style:name="T60" style:family="text">
      <style:text-properties officeooo:rsid="03288436"/>
    </style:style>
    <style:style style:name="T61" style:family="text">
      <style:text-properties officeooo:rsid="03294366"/>
    </style:style>
    <style:style style:name="T62" style:family="text">
      <style:text-properties officeooo:rsid="03295c27"/>
    </style:style>
    <style:style style:name="T63" style:family="text">
      <style:text-properties officeooo:rsid="032bb928"/>
    </style:style>
    <style:style style:name="T64" style:family="text">
      <style:text-properties officeooo:rsid="032d1e19"/>
    </style:style>
    <style:style style:name="T65" style:family="text">
      <style:text-properties officeooo:rsid="032e1fa7"/>
    </style:style>
    <style:style style:name="T66" style:family="text">
      <style:text-properties officeooo:rsid="03332b60"/>
    </style:style>
    <style:style style:name="T67" style:family="text">
      <style:text-properties officeooo:rsid="033379f4"/>
    </style:style>
    <style:style style:name="T68" style:family="text">
      <style:text-properties officeooo:rsid="03348d61"/>
    </style:style>
    <style:style style:name="T69" style:family="text">
      <style:text-properties officeooo:rsid="0335f0b4"/>
    </style:style>
    <style:style style:name="T70" style:family="text">
      <style:text-properties fo:font-size="6pt" style:font-size-asian="10pt" style:font-size-complex="10pt"/>
    </style:style>
    <style:style style:name="T71" style:family="text">
      <style:text-properties fo:font-size="6pt" officeooo:rsid="0335f0b4" style:font-size-asian="10pt" style:font-size-complex="10pt"/>
    </style:style>
    <style:style style:name="T72" style:family="text">
      <style:text-properties officeooo:rsid="033a4f93"/>
    </style:style>
    <style:style style:name="T73" style:family="text">
      <style:text-properties officeooo:rsid="0349f97a"/>
    </style:style>
    <style:style style:name="T74" style:family="text">
      <style:text-properties officeooo:rsid="034c031e"/>
    </style:style>
    <style:style style:name="T75" style:family="text">
      <style:text-properties fo:letter-spacing="-0.0071in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1957in">
          <style:column style:rel-width="32767*" fo:start-indent="0in" fo:end-indent="0.098in"/>
          <style:column style:rel-width="32768*" fo:start-indent="0.098in" fo:end-indent="0in"/>
        </style:columns>
      </style:section-properties>
    </style:style>
    <style:style style:name="Sect3" style:family="section">
      <style:section-properties style:editable="false">
        <style:columns fo:column-count="4" fo:column-gap="0.039in">
          <style:column style:rel-width="16383*" fo:start-indent="0in" fo:end-indent="0.0193in"/>
          <style:column style:rel-width="16383*" fo:start-indent="0.0193in" fo:end-indent="0.0193in"/>
          <style:column style:rel-width="16383*" fo:start-indent="0.0193in" fo:end-indent="0.0193in"/>
          <style:column style:rel-width="16386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138">SQL</text:p>
        <text:p text:style-name="P107">v 0.<text:span text:style-name="T57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35"><text:a xlink:type="simple" xlink:href="#__RefHeading___Toc1672_1416014115" text:style-name="Index_20_Link" text:visited-style-name="Index_20_Link">Commands<text:tab/>1</text:a></text:p>
            <text:p text:style-name="P135"><text:a xlink:type="simple" xlink:href="#__RefHeading___Toc673_2075352930" text:style-name="Index_20_Link" text:visited-style-name="Index_20_Link">Parameters<text:tab/>1</text:a></text:p>
            <text:p text:style-name="P135"><text:a xlink:type="simple" xlink:href="#__RefHeading___Toc14122_1937033018" text:style-name="Index_20_Link" text:visited-style-name="Index_20_Link">CREATE TABLE<text:tab/>2</text:a></text:p>
            <text:p text:style-name="P136"><text:a xlink:type="simple" xlink:href="#__RefHeading___Toc1029_244296874" text:style-name="Index_20_Link" text:visited-style-name="Index_20_Link">Primary Key<text:tab/>2</text:a></text:p>
            <text:p text:style-name="P136"><text:a xlink:type="simple" xlink:href="#__RefHeading___Toc1031_244296874" text:style-name="Index_20_Link" text:visited-style-name="Index_20_Link">Foreign Key<text:tab/>2</text:a></text:p>
            <text:p text:style-name="P135"><text:a xlink:type="simple" xlink:href="#__RefHeading___Toc1674_1416014115" text:style-name="Index_20_Link" text:visited-style-name="Index_20_Link">ALTER TABLE<text:tab/>2</text:a></text:p>
            <text:p text:style-name="P135"><text:a xlink:type="simple" xlink:href="#__RefHeading___Toc14124_1937033018" text:style-name="Index_20_Link" text:visited-style-name="Index_20_Link">DELETE<text:tab/>2</text:a></text:p>
            <text:p text:style-name="P135"><text:a xlink:type="simple" xlink:href="#__RefHeading___Toc14395_703006447" text:style-name="Index_20_Link" text:visited-style-name="Index_20_Link">JOIN<text:tab/>2</text:a></text:p>
            <text:p text:style-name="P136"><text:a xlink:type="simple" xlink:href="#__RefHeading___Toc1121_244296874" text:style-name="Index_20_Link" text:visited-style-name="Index_20_Link">Inner Join<text:tab/>2</text:a></text:p>
            <text:p text:style-name="P136"><text:a xlink:type="simple" xlink:href="#__RefHeading___Toc1123_244296874" text:style-name="Index_20_Link" text:visited-style-name="Index_20_Link">Outer Join<text:tab/>2</text:a></text:p>
            <text:p text:style-name="P135"><text:a xlink:type="simple" xlink:href="#__RefHeading___Toc14130_1937033018" text:style-name="Index_20_Link" text:visited-style-name="Index_20_Link">INSERT<text:tab/>3</text:a></text:p>
            <text:p text:style-name="P135"><text:a xlink:type="simple" xlink:href="#__RefHeading___Toc14300_579920525" text:style-name="Index_20_Link" text:visited-style-name="Index_20_Link">GROUP BY<text:tab/>3</text:a></text:p>
            <text:p text:style-name="P135"><text:a xlink:type="simple" xlink:href="#__RefHeading___Toc1715_1416014115" text:style-name="Index_20_Link" text:visited-style-name="Index_20_Link">ORDER BY<text:tab/>3</text:a></text:p>
            <text:p text:style-name="P135"><text:a xlink:type="simple" xlink:href="#__RefHeading___Toc1717_1416014115" text:style-name="Index_20_Link" text:visited-style-name="Index_20_Link">Booleans<text:tab/>3</text:a></text:p>
            <text:p text:style-name="P136"><text:a xlink:type="simple" xlink:href="#__RefHeading___Toc951_2075352930" text:style-name="Index_20_Link" text:visited-style-name="Index_20_Link">AND<text:tab/>3</text:a></text:p>
            <text:p text:style-name="P136"><text:a xlink:type="simple" xlink:href="#__RefHeading___Toc953_2075352930" text:style-name="Index_20_Link" text:visited-style-name="Index_20_Link"><text:s/>OR<text:tab/>3</text:a></text:p>
            <text:p text:style-name="P136"><text:a xlink:type="simple" xlink:href="#__RefHeading___Toc1634_2242988773" text:style-name="Index_20_Link" text:visited-style-name="Index_20_Link">XOR<text:tab/>3</text:a></text:p>
            <text:p text:style-name="P135"><text:a xlink:type="simple" xlink:href="#__RefHeading___Toc2129_1614706781" text:style-name="Index_20_Link" text:visited-style-name="Index_20_Link">WHERE<text:tab/>3</text:a></text:p>
            <text:p text:style-name="P136"><text:a xlink:type="simple" xlink:href="#__RefHeading___Toc10504_1592907931" text:style-name="Index_20_Link" text:visited-style-name="Index_20_Link">HAVING<text:tab/>3</text:a></text:p>
            <text:p text:style-name="P136"><text:a xlink:type="simple" xlink:href="#__RefHeading___Toc1721_1416014115" text:style-name="Index_20_Link" text:visited-style-name="Index_20_Link">IN<text:tab/>3</text:a></text:p>
            <text:p text:style-name="P135"><text:a xlink:type="simple" xlink:href="#__RefHeading___Toc1723_1416014115" text:style-name="Index_20_Link" text:visited-style-name="Index_20_Link">AS<text:tab/>4</text:a></text:p>
            <text:p text:style-name="P135"><text:a xlink:type="simple" xlink:href="#__RefHeading___Toc14401_703006447" text:style-name="Index_20_Link" text:visited-style-name="Index_20_Link">SELECT<text:tab/>4</text:a></text:p>
            <text:p text:style-name="P136"><text:a xlink:type="simple" xlink:href="#__RefHeading___Toc1125_244296874" text:style-name="Index_20_Link" text:visited-style-name="Index_20_Link">to query multiple tables<text:tab/>4</text:a></text:p>
            <text:p text:style-name="P135"><text:a xlink:type="simple" xlink:href="#__RefHeading___Toc14150_1937033018" text:style-name="Index_20_Link" text:visited-style-name="Index_20_Link">SELECT DISTINCT<text:tab/>4</text:a></text:p>
            <text:p text:style-name="P135"><text:a xlink:type="simple" xlink:href="#__RefHeading___Toc1676_1416014115" text:style-name="Index_20_Link" text:visited-style-name="Index_20_Link">NULL<text:tab/>4</text:a></text:p>
            <text:p text:style-name="P134"><text:a xlink:type="simple" xlink:href="#__RefHeading___Toc2131_1614706781" text:style-name="Index_20_Link" text:visited-style-name="Index_20_Link">Strings<text:tab/>5</text:a></text:p>
            <text:p text:style-name="P135"><text:a xlink:type="simple" xlink:href="#__RefHeading___Toc2133_1614706781" text:style-name="Index_20_Link" text:visited-style-name="Index_20_Link">LIKE<text:tab/>5</text:a></text:p>
            <text:p text:style-name="P136"><text:a xlink:type="simple" xlink:href="#__RefHeading___Toc787_2075352930" text:style-name="Index_20_Link" text:visited-style-name="Index_20_Link">_ underscore<text:tab/>5</text:a></text:p>
            <text:p text:style-name="P136"><text:a xlink:type="simple" xlink:href="#__RefHeading___Toc789_2075352930" text:style-name="Index_20_Link" text:visited-style-name="Index_20_Link">% percent<text:tab/>5</text:a></text:p>
            <text:p text:style-name="P136"><text:a xlink:type="simple" xlink:href="#__RefHeading___Toc10502_1592907931" text:style-name="Index_20_Link" text:visited-style-name="Index_20_Link">concat<text:tab/>5</text:a></text:p>
            <text:p text:style-name="P135"><text:a xlink:type="simple" xlink:href="#__RefHeading___Toc14154_1937033018" text:style-name="Index_20_Link" text:visited-style-name="Index_20_Link">UPDATE<text:tab/>5</text:a></text:p>
            <text:p text:style-name="P135"><text:a xlink:type="simple" xlink:href="#__RefHeading___Toc1719_1416014115" text:style-name="Index_20_Link" text:visited-style-name="Index_20_Link">REPLACE<text:tab/>5</text:a></text:p>
            <text:p text:style-name="P135"><text:a xlink:type="simple" xlink:href="#__RefHeading___Toc2135_1614706781" text:style-name="Index_20_Link" text:visited-style-name="Index_20_Link">LEFT()<text:tab/>5</text:a></text:p>
            <text:p text:style-name="P134"><text:a xlink:type="simple" xlink:href="#__RefHeading___Toc1657_1416014115" text:style-name="Index_20_Link" text:visited-style-name="Index_20_Link">numbers<text:tab/>6</text:a></text:p>
            <text:p text:style-name="P135"><text:a xlink:type="simple" xlink:href="#__RefHeading___Toc1659_1416014115" text:style-name="Index_20_Link" text:visited-style-name="Index_20_Link">COUNT<text:tab/>6</text:a></text:p>
            <text:p text:style-name="P135"><text:a xlink:type="simple" xlink:href="#__RefHeading___Toc1661_1416014115" text:style-name="Index_20_Link" text:visited-style-name="Index_20_Link">AVG<text:tab/>6</text:a></text:p>
            <text:p text:style-name="P135"><text:a xlink:type="simple" xlink:href="#__RefHeading___Toc1663_1416014115" text:style-name="Index_20_Link" text:visited-style-name="Index_20_Link">LIMIT<text:tab/>6</text:a></text:p>
            <text:p text:style-name="P135"><text:a xlink:type="simple" xlink:href="#__RefHeading___Toc1665_1416014115" text:style-name="Index_20_Link" text:visited-style-name="Index_20_Link">SUM<text:tab/>6</text:a></text:p>
            <text:p text:style-name="P135"><text:a xlink:type="simple" xlink:href="#__RefHeading___Toc1667_1416014115" text:style-name="Index_20_Link" text:visited-style-name="Index_20_Link">MAX<text:tab/>6</text:a></text:p>
            <text:p text:style-name="P135"><text:a xlink:type="simple" xlink:href="#__RefHeading___Toc14138_1937033018" text:style-name="Index_20_Link" text:visited-style-name="Index_20_Link">MIN<text:tab/>7</text:a></text:p>
            <text:p text:style-name="P135"><text:a xlink:type="simple" xlink:href="#__RefHeading___Toc14146_1937033018" text:style-name="Index_20_Link" text:visited-style-name="Index_20_Link">ROUND<text:tab/>7</text:a></text:p>
            <text:p text:style-name="P136"><text:a xlink:type="simple" xlink:href="#__RefHeading___Toc1680_1416014115" text:style-name="Index_20_Link" text:visited-style-name="Index_20_Link">BETWEEN<text:tab/>7</text:a></text:p>
            <text:p text:style-name="P134"><text:a xlink:type="simple" xlink:href="#__RefHeading___Toc2137_1614706781" text:style-name="Index_20_Link" text:visited-style-name="Index_20_Link">time<text:tab/>8</text:a></text:p>
            <text:p text:style-name="P135"><text:a xlink:type="simple" xlink:href="#__RefHeading___Toc2139_1614706781" text:style-name="Index_20_Link" text:visited-style-name="Index_20_Link">DATE<text:tab/>8</text:a></text:p>
            <text:p text:style-name="P135"><text:a xlink:type="simple" xlink:href="#__RefHeading___Toc2141_1614706781" text:style-name="Index_20_Link" text:visited-style-name="Index_20_Link">strftime<text:tab/>8</text:a></text:p>
            <text:p text:style-name="P134"><text:a xlink:type="simple" xlink:href="#__RefHeading___Toc14403_703006447" text:style-name="Index_20_Link" text:visited-style-name="Index_20_Link">inside ruby<text:tab/>9</text:a></text:p>
            <text:p text:style-name="P135"><text:a xlink:type="simple" xlink:href="#__RefHeading___Toc2143_1614706781" text:style-name="Index_20_Link" text:visited-style-name="Index_20_Link">#find_by_sql<text:tab/>9</text:a></text:p>
            <text:p text:style-name="P135"><text:a xlink:type="simple" xlink:href="#__RefHeading___Toc2145_1614706781" text:style-name="Index_20_Link" text:visited-style-name="Index_20_Link">sqlite3<text:tab/>9</text:a></text:p>
            <text:p text:style-name="P135"><text:a xlink:type="simple" xlink:href="#__RefHeading___Toc2147_1614706781" text:style-name="Index_20_Link" text:visited-style-name="Index_20_Link">PostgreSQL<text:tab/>10</text:a></text:p>
            <text:p text:style-name="P136"><text:a xlink:type="simple" xlink:href="#__RefHeading___Toc2149_1614706781" text:style-name="Index_20_Link" text:visited-style-name="Index_20_Link">configure<text:tab/>10</text:a></text:p>
            <text:p text:style-name="P136"><text:a xlink:type="simple" xlink:href="#__RefHeading___Toc2151_1614706781" text:style-name="Index_20_Link" text:visited-style-name="Index_20_Link">permission denied to create database on rake db:create:all<text:tab/>10</text:a></text:p>
            <text:p text:style-name="P136"><text:a xlink:type="simple" xlink:href="#__RefHeading___Toc2153_1614706781" text:style-name="Index_20_Link" text:visited-style-name="Index_20_Link">new rails app<text:tab/>10</text:a></text:p>
            <text:p text:style-name="P136"><text:a xlink:type="simple" xlink:href="#__RefHeading___Toc2155_1614706781" text:style-name="Index_20_Link" text:visited-style-name="Index_20_Link">pg gem<text:tab/>10</text:a></text:p>
            <text:p text:style-name="P136"><text:a xlink:type="simple" xlink:href="#__RefHeading___Toc2157_1614706781" text:style-name="Index_20_Link" text:visited-style-name="Index_20_Link">console<text:tab/>10</text:a></text:p>
            <text:p text:style-name="P136"><text:a xlink:type="simple" xlink:href="#__RefHeading___Toc2159_1614706781" text:style-name="Index_20_Link" text:visited-style-name="Index_20_Link">migrate to Postg<text:tab/>10</text:a></text:p>
          </text:index-body>
        </text:table-of-content>
        <text:p text:style-name="Standard"/>
        <text:p text:style-name="P84"><text:span text:style-name="T25">Structured Query Language</text:span> is a special language, often known as a query language, used <text:span text:style-name="T47">to interact with database systems. </text:span></text:p>
        <text:p text:style-name="P88">You can use SQL to create, retrieve, update, and delete data, as well as create and manipulate structures that hold that data. </text:p>
        <text:p text:style-name="P88">Its basic purpose is to support the interaction between a client and a database system.</text:p>
        <text:h text:style-name="P130" text:outline-level="1"/>
        <text:h text:style-name="P123" text:outline-level="2"><text:bookmark-start text:name="__RefHeading___Toc1672_1416014115"/>Commands<text:bookmark-end text:name="__RefHeading___Toc1672_1416014115"/></text:h>
        <text:p text:style-name="P92">Clauses perform specific tasks in SQL. By convention, clauses are written </text:p>
        <text:p text:style-name="P95">IN CAPITAL LETTERS. </text:p>
        <text:p text:style-name="P91">Clauses can also be referred to as commands </text:p>
        <text:h text:style-name="P112" text:outline-level="2"><text:bookmark-start text:name="__RefHeading___Toc673_2075352930"/>Parameters<text:bookmark-end text:name="__RefHeading___Toc673_2075352930"/></text:h>
        <text:p text:style-name="P3"><text:span text:style-name="T33">are</text:span> a list of columns, data types, or values that are passed to a clause as an argument. </text:p>
        <text:p text:style-name="P2"/>
        <text:h text:style-name="P121" text:outline-level="2"><text:bookmark-start text:name="__RefHeading___Toc14122_1937033018"/><text:soft-page-break/>CREATE TABLE<text:bookmark-end text:name="__RefHeading___Toc14122_1937033018"/></text:h>
        <text:p text:style-name="Preformatted_20_Text"><text:span text:style-name="Source_20_Text">CREATE TABLE table_name (</text:span></text:p>
        <text:p text:style-name="P27"><text:span text:style-name="Source_20_Text"><text:s text:c="2"/>column_1 datatype, </text:span></text:p>
        <text:p text:style-name="P27"><text:span text:style-name="Source_20_Text"><text:s text:c="2"/>column_2 datatype, </text:span></text:p>
        <text:p text:style-name="P27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 table:style-name="TableLine105553157331712">
            <table:table-cell table:style-name="Table13.A1" office:value-type="string">
              <text:p text:style-name="P28"><text:span text:style-name="Source_20_Text">CREATE TABLE artists</text:span></text:p>
              <text:p text:style-name="P28"><text:span text:style-name="Source_20_Text">(id INTEGER PRIMARY KEY, name TEXT);</text:span></text:p>
            </table:table-cell>
          </table:table-row>
          <table:table-row table:style-name="TableLine105553157265920"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P139" text:outline-level="3">Constraints</text:h>
        <table:table table:name="Table53" table:style-name="Table53">
          <table:table-column table:style-name="Table53.A"/>
          <table:table-row table:style-name="Table53.1">
            <table:table-cell table:style-name="Table53.A1" office:value-type="string">
              <text:p text:style-name="P80">name, VARCHAR(50) NUT NULL,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 table:style-name="TableLine105553157263104">
            <table:table-cell table:style-name="Table10.A1" office:value-type="string">
              <text:p text:style-name="Standard"><text:span text:style-name="T40">is</text:span> a <text:span text:style-name="T27">unique identifier</text:span><text:span text:style-name="T40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25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25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25">unique</text:span> </text:p>
            </table:table-cell>
          </table:table-row>
          <table:table-row table:style-name="TableLine105553157311744">
            <table:table-cell table:style-name="Table10.A1" office:value-type="string">
              <text:p text:style-name="Standard"><text:span text:style-name="T25">None</text:span> of the values in this column are <text:span text:style-name="T25">NULL</text:span></text:p>
            </table:table-cell>
            <table:covered-table-cell/>
          </table:table-row>
          <table:table-row table:style-name="TableLine105553157315328">
            <table:table-cell table:style-name="Table10.A5" table:number-columns-spanned="2" office:value-type="string">
              <text:p text:style-name="Preformatted_20_Text">id BIGSERIAL NOT NULL PRIMARY KEY,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Standard">is a column that contains the primary key of another table in the database. </text:p>
        <text:p text:style-name="Standard">We use foreign keys and primary keys to connect rows in two different tables. </text:p>
        <text:p text:style-name="Standard">One table's foreign key holds the value of another table's primary key. Unlike primary keys, foreign keys <text:span text:style-name="T25">do not need to be unique and can be </text:span><text:span text:style-name="Source_20_Text"><text:span text:style-name="T25">NULL</text:span></text:span><text:span text:style-name="T25">. </text:span></text:p>
        <text:h text:style-name="P112" text:outline-level="2"><text:bookmark-start text:name="__RefHeading___Toc1674_1416014115"/>ALTER TABLE<text:bookmark-end text:name="__RefHeading___Toc1674_1416014115"/></text:h>
        <table:table table:name="Table1" table:style-name="Table1">
          <table:table-column table:style-name="Table1.A"/>
          <table:table-row table:style-name="TableLine105553157315840">
            <table:table-cell table:style-name="Table1.A1" office:value-type="string">
              <text:p text:style-name="P44"><text:span text:style-name="T25">ALTER TABLE</text:span> table_name </text:p>
              <text:p text:style-name="P44"><text:span text:style-name="T19">ADD COLUMN</text:span><text:span text:style-name="T16"> datatype;</text:span></text:p>
            </table:table-cell>
          </table:table-row>
          <table:table-row table:style-name="TableLine105553157324544">
            <table:table-cell table:style-name="Table1.A2" office:value-type="string">
              <text:p text:style-name="P93">lets you add columns to a table in a database.</text:p>
            </table:table-cell>
          </table:table-row>
        </table:table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 table:style-name="TableLine105553157324288">
            <table:table-cell table:style-name="Table16.A1" office:value-type="string">
              <text:p text:style-name="P34"><text:span text:style-name="Source_20_Text"><text:span text:style-name="T25">DELETE</text:span></text:span><text:span text:style-name="Source_20_Text"> FROM table_name WHERE some_column = some_value;</text:span></text:p>
              <text:p text:style-name="Standard"><text:span text:style-name="Source_20_Text"><text:span text:style-name="T25">DELETE</text:span></text:span> statements are used to remove rows</text:p>
            </table:table-cell>
          </table:table-row>
          <table:table-row table:style-name="TableLine105553157341952">
            <table:table-cell table:style-name="Table16.A2" office:value-type="string">
              <text:p text:style-name="P34"><text:span text:style-name="T25">DROP TABLE</text:span> table_name; <text:s text:c="3"/></text:p>
              <text:p text:style-name="Preformatted_20_Text">deletes the whole table</text:p>
            </table:table-cell>
          </table:table-row>
        </table:table>
        <text:h text:style-name="P110" text:outline-level="2"><text:bookmark-start text:name="__RefHeading___Toc14395_703006447"/>JOIN<text:bookmark-end text:name="__RefHeading___Toc14395_703006447"/></text:h>
        <text:h text:style-name="P140" text:outline-level="3"><text:bookmark-start text:name="__RefHeading___Toc1121_244296874"/>Inner Join<text:bookmark-end text:name="__RefHeading___Toc1121_244296874"/></text:h>
        <table:table table:name="Table49" table:style-name="Table49">
          <table:table-column table:style-name="Table49.A"/>
          <table:table-row table:style-name="TableLine105553157341696">
            <table:table-cell table:style-name="Table49.A1" office:value-type="string">
              <text:p text:style-name="P71"><text:span text:style-name="Source_20_Text">SELECT col_name(s) FROM table_1</text:span></text:p>
              <text:p text:style-name="P71"><text:span text:style-name="Source_20_Text"><text:span text:style-name="T25">JOIN</text:span></text:span><text:span text:style-name="Source_20_Text"> </text:span><text:span text:style-name="Source_20_Text"><text:span text:style-name="T41">table_2 </text:span></text:span><text:span text:style-name="Source_20_Text"><text:span text:style-name="T25">ON</text:span></text:span><text:span text:style-name="Source_20_Text"> </text:span></text:p>
              <text:p text:style-name="P71"><text:span text:style-name="Source_20_Text">table_1.col_name = table_2.col_name;</text:span></text:p>
            </table:table-cell>
          </table:table-row>
        </table:table>
        <text:p text:style-name="P16">An inner join will combine rows from different tables if the <text:span text:style-name="Emphasis">join condition</text:span> is true.</text:p>
        <table:table table:name="Table48" table:style-name="Table48">
          <table:table-column table:style-name="Table48.A"/>
          <table:table-row table:style-name="TableLine105553157342976">
            <table:table-cell table:style-name="Table48.A1" office:value-type="string">
              <text:p text:style-name="P71">SELECT * FROM <text:s/>albums</text:p>
              <text:p text:style-name="P71"><text:s text:c="2"/><text:span text:style-name="T25">JOIN</text:span> <text:span text:style-name="T41">artists</text:span> <text:span text:style-name="T25">ON</text:span></text:p>
              <text:p text:style-name="P71"><text:s text:c="4"/><text:span text:style-name="T25">albums.artist_id</text:span> = <text:span text:style-name="T25">artists.id;</text:span></text:p>
            </table:table-cell>
          </table:table-row>
        </table:table>
        <text:p text:style-name="P83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25">artist_id</text:span></text:span><text:span text:style-name="T2"> in the </text:span><text:span text:style-name="Source_20_Text"><text:span text:style-name="T25">albums</text:span></text:span><text:span text:style-name="T2"> table to match it with exactly one row in the </text:span><text:span text:style-name="Source_20_Text"><text:span text:style-name="T25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83"><text:span text:style-name="T2">We know it will only match one row in the </text:span><text:span text:style-name="Source_20_Text"><text:span text:style-name="T25">artists</text:span></text:span><text:span text:style-name="T2"> table because </text:span><text:span text:style-name="Source_20_Text"><text:span text:style-name="T25">id</text:span></text:span><text:span text:style-name="T2"> is the </text:span><text:span text:style-name="Source_20_Text"><text:span text:style-name="T25">PRIMARY KEY</text:span></text:span><text:span text:style-name="T2"> of </text:span><text:span text:style-name="Source_20_Text"><text:span text:style-name="T25">artists</text:span></text:span><text:span text:style-name="T2">. </text:span></text:p>
        <text:h text:style-name="P141" text:outline-level="3"><text:bookmark-start text:name="__RefHeading___Toc1123_244296874"/>Outer Join<text:bookmark-end text:name="__RefHeading___Toc1123_244296874"/></text:h>
        <table:table table:name="Table47" table:style-name="Table47">
          <table:table-column table:style-name="Table47.A"/>
          <table:table-row table:style-name="TableLine105553157344000">
            <table:table-cell table:style-name="Table47.A1" office:value-type="string">
              <text:p text:style-name="P71"><text:span text:style-name="Source_20_Text">SELECT column_name(s) FROM table_1</text:span></text:p>
              <text:p text:style-name="P71"><text:span text:style-name="Source_20_Text"><text:span text:style-name="T25">LEFT JOIN table_2</text:span></text:span></text:p>
              <text:p text:style-name="Preformatted_20_Text"><text:span text:style-name="Source_20_Text"><text:span text:style-name="T25">ON table_1.column_name = table_2.column_name;</text:span></text:span></text:p>
            </table:table-cell>
          </table:table-row>
        </table:table>
        <text:p text:style-name="P15"><text:span text:style-name="T4">do not require the </text:span><text:span text:style-name="T31">join condition</text:span><text:span text:style-name="T4"> to be met</text:span></text:p>
        <text:p text:style-name="Standard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able:table table:name="Table32" table:style-name="Table32">
          <table:table-column table:style-name="Table32.A"/>
          <table:table-row table:style-name="TableLine105553157343232">
            <table:table-cell table:style-name="Table32.A1" office:value-type="string">
              <text:p text:style-name="P44">SELECT</text:p>
              <text:p text:style-name="P44"><text:s text:c="2"/>albums.name AS 'Album',</text:p>
              <text:p text:style-name="P44"><text:s text:c="2"/>albums.year,</text:p>
              <text:p text:style-name="P44"><text:s text:c="2"/>artists.name AS 'Artist'</text:p>
              <text:p text:style-name="P44">FROM albums</text:p>
              <text:p text:style-name="P25">JOIN artists ON</text:p>
              <text:p text:style-name="P25"><text:s text:c="2"/>albums.artist_id = artists.id</text:p>
              <text:p text:style-name="P44">WHERE albums.year &gt; 1980;</text:p>
            </table:table-cell>
          </table:table-row>
          <table:table-row table:style-name="TableLine105553157345536">
            <table:table-cell table:style-name="Table32.A2" office:value-type="string">
              <text:p text:style-name="P70">SELECT team1, team2, player FROM goal <text:span text:style-name="T25">JOIN game ON (id=matchid)</text:span></text:p>
              <text:p text:style-name="P70">WHERE player LIKE 'Mario%'</text:p>
            </table:table-cell>
          </table:table-row>
        </table:table>
        <text:p text:style-name="P98"/>
        <text:p text:style-name="Preformatted_20_Text"/>
        <text:h text:style-name="P142" text:outline-level="3"/>
        <text:h text:style-name="P122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 table:style-name="TableLine105553157345280">
            <table:table-cell table:style-name="Table14.A1" office:value-type="string">
              <text:p text:style-name="P33">INSERT INTO table_name (column_1,</text:p>
              <text:p text:style-name="P30"><text:s/>column_2, column_3) </text:p>
              <text:p text:style-name="P33"><text:span text:style-name="Source_20_Text">VALUES (value_1, 'value_2', value_3);</text:span></text:p>
            </table:table-cell>
          </table:table-row>
          <table:table-row table:style-name="TableLine105553157346816">
            <table:table-cell table:style-name="Table14.A2" office:value-type="string">
              <text:p text:style-name="P85"><text:span text:style-name="Source_20_Text">INSERT</text:span> statements are used to add a new row</text:p>
            </table:table-cell>
          </table:table-row>
          <table:table-row table:style-name="TableLine105553157347328">
            <table:table-cell table:style-name="Table14.A3" office:value-type="string">
              <text:p text:style-name="P85">You can omit the list of columns if the data passed after VALUES is in the correct order:</text:p>
            </table:table-cell>
          </table:table-row>
          <table:table-row table:style-name="TableLine105553157347840">
            <table:table-cell table:style-name="Table14.A1" office:value-type="string">
              <text:p text:style-name="P33">INSERT INTO people VALUES (<text:span text:style-name="T50">1, "</text:span>Chris Scott", 25, "Male", "Technician");</text:p>
            </table:table-cell>
          </table:table-row>
          <table:table-row table:style-name="TableLine105553157348096">
            <table:table-cell table:style-name="Table14.A1" office:value-type="string">
              <text:p text:style-name="P87"><text:span text:style-name="T48">but </text:span>it’s safer and more convenient if</text:p>
              <text:p text:style-name="P87">you specify the columns beforehand</text:p>
            </table:table-cell>
          </table:table-row>
          <table:table-row table:style-name="TableLine105553157348352"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  <table:table-row table:style-name="TableLine105553157348608">
            <table:table-cell table:style-name="Table14.A7" office:value-type="string">
              <text:p text:style-name="P81">test=# INSERT INTO person ( <text:s text:c="47"/></text:p>
              <text:p text:style-name="P81"><text:s text:c="2"/>first_name, <text:s text:c="59"/></text:p>
              <text:p text:style-name="P81"><text:s text:c="2"/>last_name, <text:s text:c="60"/></text:p>
              <text:p text:style-name="P81"><text:s text:c="2"/>gender, <text:s text:c="63"/></text:p>
              <text:p text:style-name="P81"><text:s text:c="2"/>date_of_birth) <text:s text:c="54"/>VALUES ('Anne', 'Smith', 'Female', DATE '1988-01-09');</text:p>
            </table:table-cell>
          </table:table-row>
        </table:table>
        <text:h text:style-name="P108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 table:style-name="TableLine105553157346560">
            <table:table-cell table:style-name="Table6.A1" office:value-type="string">
              <text:p text:style-name="P29"><text:span text:style-name="Source_20_Text">SELECT COUNT(*)</text:span></text:p>
              <text:p text:style-name="P29"><text:span text:style-name="Source_20_Text">FROM table_name</text:span></text:p>
              <text:p text:style-name="P29">GROUP BY column_name;</text:p>
            </table:table-cell>
            <table:table-cell table:style-name="Table6.B1" office:value-type="string">
              <text:p text:style-name="P21">sintax</text:p>
            </table:table-cell>
          </table:table-row>
          <table:table-row table:style-name="TableLine105553157350400">
            <table:table-cell table:style-name="Table6.A2" office:value-type="string">
              <text:p text:style-name="P29">SELECT price, COUNT(*)</text:p>
              <text:p text:style-name="P29">FROM fake_apps</text:p>
              <text:p text:style-name="P29">GROUP BY price;</text:p>
            </table:table-cell>
            <table:table-cell table:style-name="Table6.B2" office:value-type="string">
              <text:p text:style-name="P21">example</text:p>
            </table:table-cell>
          </table:table-row>
          <table:table-row table:style-name="TableLine105553157351168">
            <table:table-cell table:style-name="Table6.A2" office:value-type="string">
              <text:p text:style-name="P41">SELECT continent, COUNT(name)</text:p>
              <text:p text:style-name="P41"><text:s text:c="2"/>FROM world</text:p>
              <text:p text:style-name="P41"><text:s/>GROUP BY continent</text:p>
            </table:table-cell>
            <table:table-cell table:style-name="Table6.B2" office:value-type="string">
              <text:p text:style-name="P86">show how many countries</text:p>
            </table:table-cell>
          </table:table-row>
          <table:table-row table:style-name="TableLine105553157351424">
            <table:table-cell table:style-name="Table6.A2" office:value-type="string">
              <text:p text:style-name="P41">SELECT COUNT(*), country FROM person GROUP BY country ORDER BY COUNT(country) DESC;</text:p>
            </table:table-cell>
            <table:table-cell table:style-name="Table6.B2" office:value-type="string">
              <text:p text:style-name="P86"/>
            </table:table-cell>
          </table:table-row>
        </table:table>
        <text:p text:style-name="Standard">only used with aggregate functions. It is used in collaboration with the <text:span text:style-name="Source_20_Text">SELECT</text:span> statement to arrange identical data into groups.</text:p>
        <text:h text:style-name="P114" text:outline-level="2"><text:bookmark-start text:name="__RefHeading___Toc1715_1416014115"/>ORDER BY<text:bookmark-end text:name="__RefHeading___Toc1715_1416014115"/></text:h>
        <table:table table:name="Table3" table:style-name="Table3">
          <table:table-column table:style-name="Table3.A"/>
          <table:table-column table:style-name="Table3.B"/>
          <table:table-row table:style-name="TableLine105553157349632">
            <table:table-cell table:style-name="Table3.A1" office:value-type="string">
              <text:p text:style-name="P48"><text:span text:style-name="Source_20_Text">SELECT column_name</text:span></text:p>
              <text:p text:style-name="P48"><text:span text:style-name="Source_20_Text">FROM table_name</text:span></text:p>
              <text:p text:style-name="P47"><text:span text:style-name="T25">ORDER BY</text:span> column_name <text:span text:style-name="T25">ASC|DESC;</text:span></text:p>
            </table:table-cell>
            <table:table-cell table:style-name="Table3.B1" office:value-type="string">
              <text:p text:style-name="P23">sintax</text:p>
            </table:table-cell>
          </table:table-row>
          <table:table-row table:style-name="TableLine105553157352704">
            <table:table-cell table:style-name="Table3.A2" office:value-type="string">
              <text:p text:style-name="P48">SELECT * FROM movies</text:p>
              <text:p text:style-name="P48"><text:span text:style-name="T25">ORDER B</text:span><text:span text:style-name="T26">Y</text:span> imdb_rating <text:span text:style-name="T25">DESC</text:span>;</text:p>
            </table:table-cell>
            <table:table-cell table:style-name="Table3.B2" office:value-type="string">
              <text:p text:style-name="P23">example</text:p>
            </table:table-cell>
          </table:table-row>
          <table:table-row table:style-name="TableLine105553157353472">
            <table:table-cell table:style-name="Table3.A2" office:value-type="string">
              <text:p text:style-name="P48">ORDER BY subject,winner</text:p>
            </table:table-cell>
            <table:table-cell table:style-name="Table3.B2" office:value-type="string">
              <text:p text:style-name="Standard"><text:span text:style-name="T60">2</text:span> things</text:p>
            </table:table-cell>
          </table:table-row>
        </table:table>
        <text:p text:style-name="P96">indicates you want to sort the result set by a particular column either alphabetic or numerical</text:p>
        <text:h text:style-name="P111" text:outline-level="2"/>
        <text:h text:style-name="P126" text:outline-level="2"><text:bookmark-start text:name="__RefHeading___Toc1717_1416014115"/><text:soft-page-break/>Booleans<text:bookmark-end text:name="__RefHeading___Toc1717_1416014115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105553157353728">
            <table:table-cell table:style-name="Table4.A1" office:value-type="string">
              <text:h text:style-name="P143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144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45"><text:span text:style-name="Source_20_Text"/></text:p>
              <text:p text:style-name="P45"><text:span text:style-name="Source_20_Text"/></text:p>
              <text:p text:style-name="P45"><text:span text:style-name="Source_20_Text">SELECT * </text:span></text:p>
              <text:p text:style-name="P45"><text:span text:style-name="Source_20_Text">FROM friends WHERE h&gt; 25 </text:span><text:span text:style-name="Source_20_Text"><text:span text:style-name="T25">AND</text:span></text:span><text:span text:style-name="Source_20_Text"> s='cat';</text:span> </text:p>
            </table:table-cell>
          </table:table-row>
          <table:table-row table:style-name="TableLine105553157355520">
            <table:table-cell table:style-name="Table4.A2" table:number-columns-spanned="2" office:value-type="string">
              <text:p text:style-name="P48"><text:span text:style-name="Source_20_Text">SELECT column_name(s)</text:span></text:p>
              <text:p text:style-name="P48"><text:span text:style-name="Source_20_Text">FROM table_name</text:span></text:p>
              <text:p text:style-name="P48"><text:span text:style-name="Source_20_Text">WHERE column_1 = value_1</text:span></text:p>
            </table:table-cell>
            <table:covered-table-cell/>
            <table:covered-table-cell/>
          </table:table-row>
          <table:table-row table:style-name="TableLine105553157356032">
            <table:table-cell table:style-name="Table4.A2" office:value-type="string">
              <text:p text:style-name="P48"><text:span text:style-name="T25">AND</text:span> </text:p>
              <text:p text:style-name="P48">column_2 = value_2;</text:p>
            </table:table-cell>
            <table:table-cell table:style-name="Table4.A2" office:value-type="string">
              <text:p text:style-name="P48"><text:span text:style-name="T25">OR</text:span> </text:p>
              <text:p text:style-name="P48">column_name = value_2;</text:p>
            </table:table-cell>
            <table:covered-table-cell/>
          </table:table-row>
          <table:table-row table:style-name="TableLine105553157356800">
            <table:table-cell table:style-name="Table4.A2" office:value-type="string">
              <text:h text:style-name="P145" text:outline-level="3"><text:bookmark-start text:name="__RefHeading___Toc1634_2242988773"/>XOR<text:bookmark-end text:name="__RefHeading___Toc1634_2242988773"/></text:h>
            </table:table-cell>
            <table:table-cell table:style-name="Table4.B4" table:number-columns-spanned="2" office:value-type="string">
              <text:p text:style-name="P48">WHERE population &gt; 250</text:p>
              <text:p text:style-name="P48"><text:span text:style-name="T25">XOR</text:span> area &gt; 3000</text:p>
            </table:table-cell>
            <table:covered-table-cell/>
          </table:table-row>
          <table:table-row table:style-name="TableLine105553157357312">
            <table:table-cell table:style-name="Table4.B4" table:number-columns-spanned="3" office:value-type="string">
              <text:p text:style-name="P96">Exclusive OR (XOR). countries that are big by area or big by population but not both</text:p>
            </table:table-cell>
            <table:covered-table-cell/>
            <table:covered-table-cell/>
          </table:table-row>
        </table:table>
        <text:h text:style-name="P116" text:outline-level="2"><text:bookmark-start text:name="__RefHeading___Toc2129_1614706781"/>WHERE<text:bookmark-end text:name="__RefHeading___Toc2129_1614706781"/></text:h>
        <table:table table:name="Table11" table:style-name="Table11">
          <table:table-column table:style-name="Table11.A"/>
          <table:table-row table:style-name="TableLine105553157354496">
            <table:table-cell table:style-name="Table11.A1" office:value-type="string">
              <text:p text:style-name="P64"><text:span text:style-name="Source_20_Text">SELECT column_name(s)</text:span></text:p>
              <text:p text:style-name="P64"><text:span text:style-name="Source_20_Text">FROM table_name</text:span></text:p>
              <text:p text:style-name="P64"><text:span text:style-name="Source_20_Text"><text:span text:style-name="T25">WHERE</text:span></text:span><text:span text:style-name="Source_20_Text"> column_name operator value;</text:span></text:p>
            </table:table-cell>
          </table:table-row>
          <table:table-row table:style-name="TableLine105553157489408">
            <table:table-cell table:style-name="Table11.A2" office:value-type="string">
              <text:p text:style-name="P82"><text:span text:style-name="T25">SELECT DISTINCT</text:span> gender <text:span text:style-name="T25">FROM</text:span> person <text:span text:style-name="T25">WHERE NOT</text:span> </text:p>
              <text:p text:style-name="P82">(gender='Male' OR gender='Female');</text:p>
            </table:table-cell>
          </table:table-row>
        </table:table>
        <text:p text:style-name="P103"><text:span text:style-name="Source_20_Text"><text:span text:style-name="T37">WHERE</text:span></text:span> is a clause that indicates you want to filter the result set to include only rows where the following <text:span text:style-name="Emphasis">condition</text:span> is true.</text:p>
        <text:p text:style-name="P103">Common operators used with <text:span text:style-name="Source_20_Text"><text:span text:style-name="T37">WHERE</text:span></text:span> <text:s/>are:</text:p>
        <table:table table:name="Table12" table:style-name="Table12">
          <table:table-column table:style-name="Table12.A"/>
          <table:table-column table:style-name="Table12.B"/>
          <table:table-row table:style-name="TableLine105553157489152">
            <table:table-cell table:style-name="Table12.A1" office:value-type="string">
              <text:p text:style-name="P13">= <text:s/>!= <text:s/>&gt; <text:s/>&lt; <text:s/>&gt;= <text:s/>&lt;=</text:p>
              <text:p text:style-name="P65"><text:span text:style-name="Source_20_Text"><text:span text:style-name="T25"/></text:span></text:p>
              <text:p text:style-name="P65"><text:span text:style-name="Source_20_Text"><text:span text:style-name="T25">&lt;&gt;</text:span></text:span> </text:p>
            </table:table-cell>
            <table:table-cell table:style-name="Table12.B1" office:value-type="string">
              <text:p text:style-name="P64">SELECT COUNT(*) <text:s text:c="4"/><text:span text:style-name="T43">example</text:span></text:p>
              <text:p text:style-name="P64">FROM friends_of_pickles</text:p>
              <text:p text:style-name="P64">WHERE species = 'dog';</text:p>
              <text:p text:style-name="P64"/>
              <text:p text:style-name="P26">not equal</text:p>
            </table:table-cell>
          </table:table-row>
        </table:table>
        <text:h text:style-name="P146" text:outline-level="3"><text:bookmark-start text:name="__RefHeading___Toc10504_1592907931"/>HAVING<text:bookmark-end text:name="__RefHeading___Toc10504_1592907931"/></text:h>
        <table:table table:name="Table21" table:style-name="Table21">
          <table:table-column table:style-name="Table21.A"/>
          <table:table-column table:style-name="Table21.B"/>
          <table:table-row table:style-name="TableLine105553157490432">
            <table:table-cell table:style-name="Table21.A1" office:value-type="string">
              <text:p text:style-name="P65">HAVING</text:p>
            </table:table-cell>
            <table:table-cell table:style-name="Table21.B1" office:value-type="string">
              <text:p text:style-name="P65">WHERE</text:p>
            </table:table-cell>
          </table:table-row>
          <table:table-row table:style-name="TableLine105553157491968">
            <table:table-cell table:style-name="Table21.A2" office:value-type="string">
              <text:p text:style-name="P103">used to check conditions after the aggregation takes place</text:p>
            </table:table-cell>
            <table:table-cell table:style-name="Table21.B2" office:value-type="string">
              <text:p text:style-name="P103">used before the aggregation takes place</text:p>
            </table:table-cell>
          </table:table-row>
          <table:table-row table:style-name="TableLine105553157492736">
            <table:table-cell table:style-name="Table21.B2" table:number-columns-spanned="2" office:value-type="string">
              <text:p text:style-name="Preformatted_20_Text">SELECT country_of_birth, COUNT(*) FROM person GROUP BY country_of_birth HAVING COUNT(*) &gt; 5</text:p>
            </table:table-cell>
            <table:covered-table-cell/>
          </table:table-row>
        </table:table>
        <text:h text:style-name="P146" text:outline-level="3"><text:bookmark-start text:name="__RefHeading___Toc1721_1416014115"/>IN<text:bookmark-end text:name="__RefHeading___Toc1721_1416014115"/></text:h>
        <table:table table:name="Table22" table:style-name="Table22">
          <table:table-column table:style-name="Table22.A"/>
          <table:table-row table:style-name="TableLine105553157491456">
            <table:table-cell table:style-name="Table22.A1" office:value-type="string">
              <text:p text:style-name="P64">SELECT * FROM friends_of_pickles </text:p>
              <text:p text:style-name="P64">WHERE species <text:span text:style-name="T25">IN</text:span> ('cat', 'human');</text:p>
            </table:table-cell>
          </table:table-row>
        </table:table>
        <text:p text:style-name="P103">would return the <text:span text:style-name="Strong_20_Emphasis"><text:span text:style-name="T2">friends_of_pickles</text:span></text:span> that are <text:span text:style-name="T25">either</text:span> a cat or a human. </text:p>
        <text:p text:style-name="P103">To find rows that are not in a list, use<text:span text:style-name="T25"> </text:span><text:span text:style-name="Source_20_Text"><text:span text:style-name="T25">NOT IN</text:span></text:span> </text:p>
        <text:p text:style-name="P104">you can use parenthesis to group many <text:span text:style-name="T16">WHERE</text:span></text:p>
        <text:p text:style-name="P66">WHERE (product &gt; 3 AND category = 75)</text:p>
        <text:p text:style-name="P66"/>
        <text:p text:style-name="P103">the <text:span text:style-name="T24">population</text:span> is larger than that of 'Russia'. </text:p>
        <table:table table:name="Table26" table:style-name="Table26">
          <table:table-column table:style-name="Table26.A"/>
          <table:table-row table:style-name="TableLine105553157493760">
            <table:table-cell table:style-name="Table26.A1" office:value-type="string">
              <text:p text:style-name="P67">SELECT name FROM world</text:p>
              <text:p text:style-name="P67"><text:s text:c="2"/>WHERE population &gt;</text:p>
              <text:p text:style-name="P67"><text:s text:c="5"/>(SELECT population FROM world</text:p>
              <text:p text:style-name="P19"><text:s text:c="6"/>WHERE name='Russia')</text:p>
            </table:table-cell>
          </table:table-row>
        </table:table>
        <text:h text:style-name="P116" text:outline-level="2"><text:bookmark-start text:name="__RefHeading___Toc1723_1416014115"/>AS<text:bookmark-end text:name="__RefHeading___Toc1723_1416014115"/></text:h>
        <table:table table:name="Table27" table:style-name="Table27">
          <table:table-column table:style-name="Table27.A"/>
          <table:table-column table:style-name="Table27.B"/>
          <table:table-row table:style-name="TableLine105553157494528">
            <table:table-cell table:style-name="Table27.A1" office:value-type="string">
              <text:p text:style-name="P64">SELECT column_name</text:p>
              <text:p text:style-name="P64"><text:s text:c="2"/>AS 'Alias'</text:p>
              <text:p text:style-name="P64">FROM table_name;</text:p>
            </table:table-cell>
            <table:table-cell table:style-name="Table27.B1" office:value-type="string">
              <text:p text:style-name="P64">albums.name </text:p>
              <text:p text:style-name="P64">AS 'Album' </text:p>
            </table:table-cell>
          </table:table-row>
        </table:table>
        <text:p text:style-name="P104"><text:span text:style-name="Source_20_Text">AS</text:span> is a keyword in SQL that allows you to rename a column or table using an <text:span text:style-name="Emphasis">alias</text:span>.</text:p>
        <text:h text:style-name="P109" text:outline-level="2"/>
        <text:h text:style-name="P109" text:outline-level="2"/>
        <text:h text:style-name="P120" text:outline-level="2"><text:bookmark-start text:name="__RefHeading___Toc14401_703006447"/><text:soft-page-break/>SELECT<text:bookmark-end text:name="__RefHeading___Toc14401_703006447"/></text:h>
        <text:p text:style-name="P35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 table:style-name="TableLine105553157495296">
            <table:table-cell table:style-name="Table15.A1" office:value-type="string">
              <text:p text:style-name="P89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89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147" text:outline-level="3"><text:bookmark-start text:name="__RefHeading___Toc1125_244296874"/>to query multiple tables <text:bookmark-end text:name="__RefHeading___Toc1125_244296874"/></text:h>
        <text:p text:style-name="P35"><text:span text:style-name="Source_20_Text">SELECT </text:span><text:span text:style-name="Source_20_Text"><text:span text:style-name="T25">albums</text:span></text:span><text:span text:style-name="Source_20_Text">.name, </text:span><text:span text:style-name="Source_20_Text"><text:span text:style-name="T41">artists</text:span></text:span><text:span text:style-name="Source_20_Text">.name </text:span></text:p>
        <text:p text:style-name="P35"><text:span text:style-name="Source_20_Text"><text:s text:c="2"/>FROM </text:span><text:span text:style-name="Source_20_Text"><text:span text:style-name="T25">albums</text:span></text:span><text:span text:style-name="Source_20_Text">, <text:tab/> <text:s/></text:span><text:span text:style-name="Source_20_Text"><text:span text:style-name="T41">artists;</text:span></text:span></text:p>
        <text:h text:style-name="P109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 table:style-name="TableLine105553157496320">
            <table:table-cell table:style-name="Table19.A1" office:value-type="string">
              <text:p text:style-name="P35">SELECT DISTINCT column_name </text:p>
              <text:p text:style-name="P18">FROM table_name;</text:p>
            </table:table-cell>
            <table:table-cell table:style-name="Table19.B1" table:number-rows-spanned="2" office:value-type="string">
              <text:p text:style-name="P5">is used to return unique values in the result set. It filters out all duplicate values </text:p>
            </table:table-cell>
          </table:table-row>
          <table:table-row table:style-name="TableLine105553157497856">
            <table:table-cell table:style-name="Table19.A2" office:value-type="string">
              <text:p text:style-name="P69">SELECT <text:span text:style-name="T25">DISTINCT</text:span> continent FROM world</text:p>
            </table:table-cell>
            <table:covered-table-cell/>
          </table:table-row>
        </table:table>
        <text:h text:style-name="P113" text:outline-level="2"><text:bookmark-start text:name="__RefHeading___Toc1676_1416014115"/>NULL<text:bookmark-end text:name="__RefHeading___Toc1676_1416014115"/></text:h>
        <text:p text:style-name="P44">SELECT * FROM family_members</text:p>
        <text:p text:style-name="P44">WHERE favorite_book IS NOT <text:span text:style-name="T25">NULL</text:span>;</text:p>
        <text:h text:style-name="P118" text:outline-level="2">list tables</text:h>
        <table:table table:name="Table51" table:style-name="Table51">
          <table:table-column table:style-name="Table51.A"/>
          <table:table-row table:style-name="TableLine105553157497344">
            <table:table-cell table:style-name="Table51.A1" office:value-type="string">
              <text:p text:style-name="Preformatted_20_Text">test=# <text:span text:style-name="T25">\d</text:span></text:p>
              <text:p text:style-name="Preformatted_20_Text"><text:s text:c="8"/>List of relations</text:p>
              <text:p text:style-name="Preformatted_20_Text"><text:s/>Schema | <text:s/>Name <text:s/>| Type <text:s/>| Owner</text:p>
              <text:p text:style-name="Preformatted_20_Text">--------+--------+-------+--------</text:p>
              <text:p text:style-name="Preformatted_20_Text"><text:s/>public | person | table | manuel</text:p>
              <text:p text:style-name="Preformatted_20_Text">(1 row)</text:p>
            </table:table-cell>
          </table:table-row>
        </table:table>
        <text:h text:style-name="Heading_20_1" text:outline-level="1"/>
        <text:h text:style-name="P127" text:outline-level="1"><text:bookmark-start text:name="__RefHeading___Toc2131_1614706781"/>Strings<text:bookmark-end text:name="__RefHeading___Toc2131_1614706781"/></text:h>
        <text:h text:style-name="P116" text:outline-level="2"><text:bookmark-start text:name="__RefHeading___Toc2133_1614706781"/>LIKE<text:bookmark-end text:name="__RefHeading___Toc2133_1614706781"/></text:h>
        <table:table table:name="Table17" table:style-name="Table17">
          <table:table-column table:style-name="Table17.A"/>
          <table:table-row table:style-name="TableLine105553157498880">
            <table:table-cell table:style-name="Table17.A1" office:value-type="string">
              <text:p text:style-name="P64"><text:span text:style-name="Source_20_Text">SELECT column_name(s)</text:span></text:p>
              <text:p text:style-name="P64"><text:span text:style-name="Source_20_Text">FROM table_name</text:span></text:p>
              <text:p text:style-name="P64"><text:span text:style-name="Source_20_Text">WHERE column_name LIKE pattern;</text:span></text:p>
            </table:table-cell>
          </table:table-row>
        </table:table>
        <text:p text:style-name="P12">can be a useful operator when you want to compare similar values. </text:p>
        <text:p text:style-name="P64"><text:span text:style-name="Source_20_Text">SELECT * FROM movies</text:span></text:p>
        <text:p text:style-name="P64"><text:span text:style-name="Source_20_Text">WHERE name </text:span><text:span text:style-name="Source_20_Text"><text:span text:style-name="T25">LIKE 'Se_en'</text:span></text:span><text:span text:style-name="Source_20_Text">;</text:span></text:p>
        <text:h text:style-name="P146" text:outline-level="3"><text:bookmark-start text:name="__RefHeading___Toc787_2075352930"/><text:span text:style-name="Source_20_Text">_ </text:span><text:span text:style-name="Source_20_Text"><text:span text:style-name="T34">underscore</text:span></text:span><text:bookmark-end text:name="__RefHeading___Toc787_2075352930"/></text:h>
        <text:p text:style-name="P103">means you can substitute any individual character without breaking the pattern. </text:p>
        <text:h text:style-name="P146" text:outline-level="3"><text:bookmark-start text:name="__RefHeading___Toc789_2075352930"/><text:span text:style-name="Source_20_Text">% </text:span><text:span text:style-name="Source_20_Text"><text:span text:style-name="T34">percent</text:span></text:span><text:bookmark-end text:name="__RefHeading___Toc789_2075352930"/></text:h>
        <text:p text:style-name="P103">is a wildcard character that matches zero or more missing letters in the pattern.</text:p>
        <text:p text:style-name="P103"><text:span text:style-name="Source_20_Text"><text:span text:style-name="T36">A%</text:span></text:span><text:span text:style-name="Source_20_Text"><text:span text:style-name="T35"> </text:span></text:span>matches all movies that <text:span text:style-name="T25">begin</text:span> with "<text:span text:style-name="Source_20_Text"><text:span text:style-name="T35">A</text:span></text:span>" </text:p>
        <text:p text:style-name="P103"><text:span text:style-name="Source_20_Text"><text:span text:style-name="T36">%a</text:span></text:span><text:span text:style-name="Source_20_Text"><text:span text:style-name="T35"> </text:span></text:span>matches all movies that <text:span text:style-name="T25">end</text:span> with "<text:span text:style-name="Source_20_Text"><text:span text:style-name="T35">a</text:span></text:span>" </text:p>
        <table:table table:name="Table18" table:style-name="Table18">
          <table:table-column table:style-name="Table18.A"/>
          <table:table-row table:style-name="TableLine105553157499648">
            <table:table-cell table:style-name="Table18.A1" office:value-type="string">
              <text:p text:style-name="P64"><text:span text:style-name="Source_20_Text">SELECT * FROM movies </text:span></text:p>
              <text:p text:style-name="P64"><text:span text:style-name="Source_20_Text">WHERE name LIKE '%man%';</text:span></text:p>
            </table:table-cell>
          </table:table-row>
        </table:table>
        <text:p text:style-name="P103">You can use % <text:span text:style-name="T25">both before and after</text:span> a pattern. </text:p>
        <text:h text:style-name="P148" text:outline-level="3">ILIKE</text:h>
        <table:table table:name="Table54" table:style-name="Table54">
          <table:table-column table:style-name="Table54.A"/>
          <table:table-row table:style-name="TableLine105553157500416">
            <table:table-cell table:style-name="Table54.A1" office:value-type="string">
              <text:p text:style-name="Preformatted_20_Text">SELECT DISTINCT country_of_birth FROM <text:span text:style-name="T75">person WHERE country_of_birth ILIKE 'p%'</text:span></text:p>
            </table:table-cell>
          </table:table-row>
          <table:table-row table:style-name="TableLine105553157501440">
            <table:table-cell table:style-name="Table54.A2" office:value-type="string">
              <text:p text:style-name="Standard">case insensitive</text:p>
            </table:table-cell>
          </table:table-row>
        </table:table>
        <text:p text:style-name="P17"/>
        <text:h text:style-name="P149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 table:style-name="TableLine105553157501184">
            <table:table-cell table:style-name="Table28.A1" office:value-type="string">
              <text:p text:style-name="P64">concat(name,'%City%')<text:span text:style-name="T55"> </text:span><text:span text:style-name="T45">(</text:span><text:span text:style-name="T44">Mexico City</text:span><text:span text:style-name="T45">, etc)</text:span></text:p>
            </table:table-cell>
          </table:table-row>
          <table:table-row table:style-name="TableLine105553157502720">
            <table:table-cell table:style-name="Table28.A2" office:value-type="string">
              <text:p text:style-name="P64">concat('%', name, '%')</text:p>
            </table:table-cell>
          </table:table-row>
        </table:table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 table:style-name="TableLine105553157502464">
            <table:table-cell table:style-name="Table20.A1" office:value-type="string">
              <text:p text:style-name="P37"><text:span text:style-name="Source_20_Text"><text:span text:style-name="T25">UPDATE</text:span></text:span><text:span text:style-name="Source_20_Text"> table_name</text:span></text:p>
              <text:p text:style-name="P37"><text:span text:style-name="Source_20_Text"><text:span text:style-name="T25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 table:style-name="TableLine105553157504000">
            <table:table-cell table:style-name="Table20.A2" office:value-type="string">
              <text:p text:style-name="P36"><text:span text:style-name="T25">UPDATE</text:span> people <text:span text:style-name="T25">SET</text:span> name = "Christopher" WHERE name = "Chris";</text:p>
            </table:table-cell>
          </table:table-row>
        </table:table>
        <text:p text:style-name="Standard"><text:span text:style-name="Source_20_Text"><text:span text:style-name="T37">UPDATE</text:span></text:span> stat<text:span text:style-name="T49">e</text:span>ments allow you to edit rows </text:p>
        <text:h text:style-name="P115" text:outline-level="2"><text:bookmark-start text:name="__RefHeading___Toc1719_1416014115"/>REPLACE<text:bookmark-end text:name="__RefHeading___Toc1719_1416014115"/></text:h>
        <text:p text:style-name="P42">SELECT name, <text:span text:style-name="T25">REPLACE</text:span>(capital,name,'') FROM world WHERE capital LIKE <text:soft-page-break/>concat(name, '_%')</text:p>
        <table:table table:name="Table25" table:style-name="Table25">
          <table:table-column table:style-name="Table25.A"/>
          <table:table-column table:style-name="Table25.B"/>
          <table:table-row table:style-name="TableLine105553157503744">
            <table:table-cell table:style-name="Table25.A1" office:value-type="string">
              <text:p text:style-name="P97">name</text:p>
            </table:table-cell>
            <table:table-cell table:style-name="Table25.B1" office:value-type="string">
              <text:p text:style-name="P97">REPLACE(capit<text:span text:style-name="T56">al)</text:span></text:p>
            </table:table-cell>
          </table:table-row>
          <table:table-row table:style-name="TableLine105553157200640">
            <table:table-cell table:style-name="Table25.A2" office:value-type="string">
              <text:p text:style-name="P96">Monaco</text:p>
            </table:table-cell>
            <table:table-cell table:style-name="Table25.B2" office:value-type="string">
              <text:p text:style-name="P96">-Ville</text:p>
            </table:table-cell>
          </table:table-row>
          <table:table-row table:style-name="TableLine105553157505536">
            <table:table-cell table:style-name="Table25.A2" office:value-type="string">
              <text:p text:style-name="P96">Mexico</text:p>
            </table:table-cell>
            <table:table-cell table:style-name="Table25.B2" office:value-type="string">
              <text:p text:style-name="P96">City</text:p>
            </table:table-cell>
          </table:table-row>
        </table:table>
        <text:h text:style-name="P137" text:outline-level="3"/>
        <text:h text:style-name="P125" text:outline-level="2"><text:bookmark-start text:name="__RefHeading___Toc2135_1614706781"/>LEFT()<text:bookmark-end text:name="__RefHeading___Toc2135_1614706781"/></text:h>
        <text:p text:style-name="P14">to isolate the first character</text:p>
        <table:table table:name="Table46" table:style-name="Table46">
          <table:table-column table:style-name="Table46.A"/>
          <table:table-row table:style-name="TableLine105553157505792">
            <table:table-cell table:style-name="Table46.A1" office:value-type="string">
              <text:p text:style-name="P68">SELECT name, LEFT(name,1), capital</text:p>
            </table:table-cell>
          </table:table-row>
        </table:table>
        <text:p text:style-name="P14"/>
        <text:h text:style-name="P124" text:outline-level="2"><text:soft-page-break/></text:h>
        <text:h text:style-name="P128" text:outline-level="1"><text:bookmark-start text:name="__RefHeading___Toc1657_1416014115"/>numbers<text:bookmark-end text:name="__RefHeading___Toc1657_1416014115"/></text:h>
        <text:h text:style-name="P112" text:outline-level="2"><text:bookmark-start text:name="__RefHeading___Toc1659_1416014115"/>COUNT<text:bookmark-end text:name="__RefHeading___Toc1659_1416014115"/></text:h>
        <table:table table:name="Table5" table:style-name="Table5">
          <table:table-column table:style-name="Table5.A"/>
          <table:table-column table:style-name="Table5.B"/>
          <table:table-row table:style-name="TableLine105553157506560">
            <table:table-cell table:style-name="Table5.A1" office:value-type="string">
              <text:p text:style-name="P44">SELECT <text:span text:style-name="T25">COUNT</text:span>(column_name)</text:p>
              <text:p text:style-name="P44">FROM table_name;</text:p>
            </table:table-cell>
            <table:table-cell table:style-name="Table5.B1" office:value-type="string">
              <text:p text:style-name="P22">sintax</text:p>
            </table:table-cell>
          </table:table-row>
          <table:table-row table:style-name="TableLine105553157507840">
            <table:table-cell table:style-name="Table5.A2" office:value-type="string">
              <text:p text:style-name="P44">SELECT <text:span text:style-name="T25">COUNT</text:span>(*) </text:p>
              <text:p text:style-name="P44">FROM fake_apps;</text:p>
            </table:table-cell>
            <table:table-cell table:style-name="Table5.B2" office:value-type="string">
              <text:p text:style-name="P22">example</text:p>
            </table:table-cell>
          </table:table-row>
        </table:table>
        <text:p text:style-name="Standard">takes the name of a column as an argument and counts the number of rows where the column is not <text:span text:style-name="Source_20_Text">NULL</text:span></text:p>
        <table:table table:name="Table30" table:style-name="Table30">
          <table:table-column table:style-name="Table30.A"/>
          <table:table-row table:style-name="TableLine105553157507328">
            <table:table-cell table:style-name="Table30.A1" office:value-type="string">
              <text:p text:style-name="P44"><text:span text:style-name="T25">SELECT</text:span> price, <text:span text:style-name="T25">COUNT</text:span>(*) <text:span text:style-name="T25">FROM</text:span> fake_apps</text:p>
              <text:p text:style-name="P43"><text:span text:style-name="T25">WHERE</text:span> downloads &gt;20000 <text:span text:style-name="T25">GROUP</text:span> <text:span text:style-name="T25">BY</text:span> price;</text:p>
            </table:table-cell>
          </table:table-row>
          <table:table-row table:style-name="TableLine105553157509376">
            <table:table-cell table:style-name="Table30.A2" office:value-type="string">
              <text:p text:style-name="P44"><text:span text:style-name="T25">SELECT COUNT</text:span>(*) <text:span text:style-name="T25">FROM</text:span> person <text:span text:style-name="T25">WHERE</text:span> country_of_birth = 'Italy';</text:p>
            </table:table-cell>
          </table:table-row>
          <table:table-row table:style-name="TableLine105553157509888">
            <table:table-cell table:style-name="Table30.A2" office:value-type="string">
              <text:p text:style-name="P44">SELECT COUNT(DISTINCT(country)) FROM pers</text:p>
              <text:p text:style-name="P44"><text:s/>on;</text:p>
            </table:table-cell>
          </table:table-row>
        </table:table>
        <text:h text:style-name="P112" text:outline-level="2"><text:bookmark-start text:name="__RefHeading___Toc1661_1416014115"/>AVG<text:bookmark-end text:name="__RefHeading___Toc1661_1416014115"/></text:h>
        <table:table table:name="Table29" table:style-name="Table29">
          <table:table-column table:style-name="Table29.A"/>
          <table:table-row table:style-name="TableLine105553157509120">
            <table:table-cell table:style-name="Table29.A1" office:value-type="string">
              <text:p text:style-name="P44"><text:span text:style-name="Source_20_Text">SELECT </text:span><text:span text:style-name="Source_20_Text"><text:span text:style-name="T25">AVG</text:span></text:span><text:span text:style-name="Source_20_Text">(column_name)</text:span></text:p>
              <text:p text:style-name="P44"><text:span text:style-name="Source_20_Text">FROM table_name;</text:span></text:p>
            </table:table-cell>
          </table:table-row>
        </table:table>
        <text:p text:style-name="P90">returns the average value for a numeric column.</text:p>
        <text:h text:style-name="P112" text:outline-level="2"><text:bookmark-start text:name="__RefHeading___Toc1663_1416014115"/>LIMIT<text:bookmark-end text:name="__RefHeading___Toc1663_1416014115"/></text:h>
        <table:table table:name="Table2" table:style-name="Table2">
          <table:table-column table:style-name="Table2.A"/>
          <table:table-column table:style-name="Table2.B"/>
          <table:table-row table:style-name="TableLine105553157510656">
            <table:table-cell table:style-name="Table2.A1" office:value-type="string">
              <text:p text:style-name="P44">SELECT column_name(s)</text:p>
              <text:p text:style-name="P44">FROM table_name</text:p>
              <text:p text:style-name="P25">LIMIT number;</text:p>
            </table:table-cell>
            <table:table-cell table:style-name="Table2.B1" office:value-type="string">
              <text:p text:style-name="P22">sintax</text:p>
            </table:table-cell>
          </table:table-row>
          <table:table-row table:style-name="TableLine105553157511936">
            <table:table-cell table:style-name="Table2.A2" office:value-type="string">
              <text:p text:style-name="P44">SELECT * FROM movies</text:p>
              <text:p text:style-name="P44">ORDER BY imdb_rating ASC</text:p>
              <text:p text:style-name="P25">LIMIT 3;</text:p>
            </table:table-cell>
            <table:table-cell table:style-name="Table2.B2" office:value-type="string">
              <text:p text:style-name="P22">example</text:p>
            </table:table-cell>
          </table:table-row>
        </table:table>
        <text:p text:style-name="P90">lets you specify the maximum number of rows the result set will have. <text:span text:style-name="T46">(o limit(1))</text:span></text:p>
        <text:h text:style-name="P112" text:outline-level="2"><text:bookmark-start text:name="__RefHeading___Toc1665_1416014115"/>SUM<text:bookmark-end text:name="__RefHeading___Toc1665_1416014115"/></text:h>
        <table:table table:name="Table7" table:style-name="Table7">
          <table:table-column table:style-name="Table7.A"/>
          <table:table-column table:style-name="Table7.B"/>
          <table:table-row table:style-name="TableLine105553157511424">
            <table:table-cell table:style-name="Table7.A1" office:value-type="string">
              <text:p text:style-name="P44"><text:span text:style-name="Source_20_Text">SELECT </text:span><text:span text:style-name="Source_20_Text"><text:span text:style-name="T25">SUM</text:span></text:span><text:span text:style-name="Source_20_Text">(column_name)</text:span></text:p>
              <text:p text:style-name="P44">FROM table_name;</text:p>
            </table:table-cell>
            <table:table-cell table:style-name="Table7.B1" office:value-type="string">
              <text:p text:style-name="P22">sintax</text:p>
            </table:table-cell>
          </table:table-row>
          <table:table-row table:style-name="Table7.2">
            <table:table-cell table:style-name="Table7.A2" office:value-type="string">
              <text:p text:style-name="P44">SELECT <text:span text:style-name="T25">SUM</text:span>(downloads)</text:p>
              <text:p text:style-name="P44">FROM fake_apps;</text:p>
            </table:table-cell>
            <table:table-cell table:style-name="Table7.B2" office:value-type="string">
              <text:p text:style-name="P22">example</text:p>
            </table:table-cell>
          </table:table-row>
        </table:table>
        <text:p text:style-name="P6">takes the name of a column as an argument and returns the sum of all the values in that column.</text:p>
        <text:h text:style-name="P112" text:outline-level="2"><text:bookmark-start text:name="__RefHeading___Toc1667_1416014115"/>MAX<text:bookmark-end text:name="__RefHeading___Toc1667_1416014115"/></text:h>
        <table:table table:name="Table8" table:style-name="Table8">
          <table:table-column table:style-name="Table8.A"/>
          <table:table-column table:style-name="Table8.B"/>
          <table:table-row table:style-name="TableLine105553157513216">
            <table:table-cell table:style-name="Table8.A1" office:value-type="string">
              <text:p text:style-name="P44">SELECT MAX(column_name)</text:p>
              <text:p text:style-name="P44">FROM table_name;</text:p>
            </table:table-cell>
            <table:table-cell table:style-name="Table8.B1" office:value-type="string">
              <text:p text:style-name="P44">sintax</text:p>
            </table:table-cell>
          </table:table-row>
          <text:soft-page-break/>
          <table:table-row table:style-name="TableLine105553157515520">
            <table:table-cell table:style-name="Table8.A2" office:value-type="string">
              <text:p text:style-name="P44">SELECT MAX(downloads) </text:p>
              <text:p text:style-name="P44">FROM fake_apps;</text:p>
            </table:table-cell>
            <table:table-cell table:style-name="Table8.B2" office:value-type="string">
              <text:p text:style-name="P44">example</text:p>
            </table:table-cell>
          </table:table-row>
        </table:table>
        <text:p text:style-name="P91">takes the name of a column as an argument and returns the largest value in that column.</text:p>
        <text:p text:style-name="P44">SELECT name, category, MAX(downloads)</text:p>
        <text:p text:style-name="P44">FROM fake_apps GROUP BY category;</text:p>
        <text:h text:style-name="P112" text:outline-level="2"><text:bookmark-start text:name="__RefHeading___Toc14138_1937033018"/>MIN<text:bookmark-end text:name="__RefHeading___Toc14138_1937033018"/></text:h>
        <text:p text:style-name="P44"><text:span text:style-name="Source_20_Text">SELECT </text:span><text:span text:style-name="Source_20_Text"><text:span text:style-name="T25">MIN</text:span></text:span><text:span text:style-name="Source_20_Text">(column_name)</text:span></text:p>
        <text:p text:style-name="P44"><text:span text:style-name="Source_20_Text">FROM table_name;</text:span></text:p>
        <text:p text:style-name="P91"><text:span text:style-name="Source_20_Text">MIN()</text:span> is a function that takes the name of a column as an argument and returns the smallest value in that column.</text:p>
        <text:h text:style-name="P112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 table:style-name="TableLine105553157515008">
            <table:table-cell table:style-name="Table9.A1" office:value-type="string">
              <text:p text:style-name="P44">SELECT <text:span text:style-name="T25">ROUND</text:span>(column_name,in<text:span text:style-name="T39">t</text:span>)</text:p>
              <text:p text:style-name="P44">FROM table_name;</text:p>
            </table:table-cell>
            <table:table-cell table:style-name="Table9.B1" office:value-type="string">
              <text:p text:style-name="P22">sintax</text:p>
            </table:table-cell>
          </table:table-row>
          <table:table-row table:style-name="TableLine105553157517312">
            <table:table-cell table:style-name="Table9.A2" office:value-type="string">
              <text:p text:style-name="P44">SELECT price, <text:span text:style-name="T25">ROUND</text:span>(AVG(downloads),2)</text:p>
            </table:table-cell>
            <table:table-cell table:style-name="Table9.B2" office:value-type="string">
              <text:p text:style-name="P22">example</text:p>
            </table:table-cell>
          </table:table-row>
        </table:table>
        <text:p text:style-name="P44"><text:span text:style-name="Source_20_Text"/></text:p>
        <text:p text:style-name="P91">takes a column name and an integer as an argument. </text:p>
        <text:p text:style-name="P90">It rounds the values in the column to the number of decimal places specified by the integer.</text:p>
        <text:h text:style-name="P150" text:outline-level="3"><text:bookmark-start text:name="__RefHeading___Toc1680_1416014115"/>BETWEEN<text:bookmark-end text:name="__RefHeading___Toc1680_1416014115"/></text:h>
        <table:table table:name="Table31" table:style-name="Table31">
          <table:table-column table:style-name="Table31.A"/>
          <table:table-row table:style-name="TableLine105553157518080">
            <table:table-cell table:style-name="Table31.A1" office:value-type="string">
              <text:p text:style-name="P44"><text:span text:style-name="Source_20_Text">SELECT column(s)</text:span><text:span text:style-name="Source_20_Text"><text:span text:style-name="T59"> </text:span></text:span><text:span text:style-name="Source_20_Text">FROM table_name</text:span></text:p>
              <text:p text:style-name="P44"><text:span text:style-name="Source_20_Text">WHERE column </text:span></text:p>
              <text:p text:style-name="P44"><text:span text:style-name="Source_20_Text"><text:span text:style-name="T25">BETWEEN</text:span></text:span><text:span text:style-name="Source_20_Text"> value_1 AND value_2;</text:span></text:p>
            </table:table-cell>
          </table:table-row>
          <table:table-row table:style-name="TableLine105553157519104">
            <table:table-cell table:style-name="Table31.A2" office:value-type="string">
              <text:p text:style-name="P44"><text:span text:style-name="Source_20_Text">SELECT * FROM movies</text:span></text:p>
              <text:p text:style-name="P44"><text:span text:style-name="Source_20_Text">WHERE name </text:span><text:span text:style-name="Source_20_Text"><text:span text:style-name="T25">BETWEEN 'A' AND 'J';</text:span></text:span></text:p>
            </table:table-cell>
          </table:table-row>
        </table:table>
        <text:p text:style-name="P7"><text:span text:style-name="T58">The </text:span><text:span text:style-name="Source_20_Text"><text:span text:style-name="T38">BETWEEN</text:span></text:span><text:span text:style-name="T58"> operator is used to filter the result set within a certain range. The values can be </text:span><text:span text:style-name="T28">numbers, text or dates.</text:span></text:p>
        <text:h text:style-name="P129" text:outline-level="1"/>
        <text:h text:style-name="P132" text:outline-level="1"><text:bookmark-start text:name="__RefHeading___Toc2137_1614706781"/>time<text:bookmark-end text:name="__RefHeading___Toc2137_1614706781"/></text:h>
        <text:p text:style-name="P8">SQLite supports 5 date and time functions:</text:p>
        <table:table table:name="Table33" table:style-name="Table33">
          <table:table-column table:style-name="Table33.A"/>
          <table:table-row table:style-name="TableLine105553157519616">
            <table:table-cell table:style-name="Table33.A1" office:value-type="string">
              <text:p text:style-name="Preformatted_20_Text"><text:span text:style-name="T29"><text:s text:c="5"/></text:span><text:span text:style-name="T25">date</text:span>(timestring<text:span text:style-name="T61">, mod, mod, ...)</text:span></text:p>
            </table:table-cell>
          </table:table-row>
          <table:table-row table:style-name="TableLine105553157520640">
            <table:table-cell table:style-name="Table33.A2" office:value-type="string">
              <text:p text:style-name="P49"><text:span text:style-name="T25"><text:s text:c="5"/>time</text:span>(timestring, mod, mod, ...)</text:p>
            </table:table-cell>
          </table:table-row>
          <table:table-row table:style-name="TableLine105553157521152">
            <table:table-cell table:style-name="Table33.A2" office:value-type="string">
              <text:p text:style-name="P49"><text:span text:style-name="T25"><text:s/>datetime</text:span>(timestrig, mod, mod, ...)</text:p>
            </table:table-cell>
          </table:table-row>
          <table:table-row table:style-name="TableLine105553157354752">
            <table:table-cell table:style-name="Table33.A2" office:value-type="string">
              <text:p text:style-name="P49"><text:span text:style-name="T25">julianday</text:span>(timestring, mod, mod...)</text:p>
            </table:table-cell>
          </table:table-row>
          <table:table-row table:style-name="TableLine105553157352192">
            <table:table-cell table:style-name="Table33.A2" office:value-type="string">
              <text:p text:style-name="P49"><text:span text:style-name="T25">strftime</text:span>(format, timestring, mod, mo</text:p>
            </table:table-cell>
          </table:table-row>
        </table:table>
        <text:h text:style-name="Heading_20_2" text:outline-level="2"><text:bookmark-start text:name="__RefHeading___Toc2139_1614706781"/>DATE<text:bookmark-end text:name="__RefHeading___Toc2139_1614706781"/></text:h>
        <text:p text:style-name="P64">SELECT * FROM celebs_born</text:p>
        <text:p text:style-name="Preformatted_20_Text">WHERE birthdate <text:span text:style-name="T2">&gt; </text:span><text:span text:style-name="T25">'1980-01-31'</text:span>;</text:p>
        <text:h text:style-name="P117" text:outline-level="2"><text:bookmark-start text:name="__RefHeading___Toc2141_1614706781"/>strftime<text:bookmark-end text:name="__RefHeading___Toc2141_1614706781"/></text:h>
        <table:table table:name="Table34" table:style-name="Table34">
          <table:table-column table:style-name="Table34.A"/>
          <table:table-column table:style-name="Table34.B"/>
          <table:table-column table:style-name="Table34.C"/>
          <table:table-row table:style-name="TableLine105553157520384">
            <table:table-cell table:style-name="Table34.A1" office:value-type="string">
              <text:p text:style-name="Preformatted_20_Text">%d</text:p>
            </table:table-cell>
            <table:table-cell table:style-name="Table34.B1" office:value-type="string">
              <text:p text:style-name="Standard">day of month </text:p>
            </table:table-cell>
            <table:table-cell table:style-name="Table34.C1" office:value-type="string">
              <text:p text:style-name="Preformatted_20_Text">00</text:p>
            </table:table-cell>
          </table:table-row>
          <table:table-row table:style-name="TableLine105553157522688">
            <table:table-cell table:style-name="Table34.A2" office:value-type="string">
              <text:p text:style-name="Preformatted_20_Text">%<text:span text:style-name="T61">f</text:span></text:p>
            </table:table-cell>
            <table:table-cell table:style-name="Table34.B2" office:value-type="string">
              <text:p text:style-name="P101">fractional seconds</text:p>
            </table:table-cell>
            <table:table-cell table:style-name="Table34.C2" office:value-type="string">
              <text:p text:style-name="Preformatted_20_Text">SS.SSS</text:p>
            </table:table-cell>
          </table:table-row>
          <table:table-row table:style-name="TableLine105553157523712">
            <table:table-cell table:style-name="Table34.A2" office:value-type="string">
              <text:p text:style-name="P49">%H</text:p>
            </table:table-cell>
            <table:table-cell table:style-name="Table34.B3" office:value-type="string">
              <text:p text:style-name="P101">hour</text:p>
            </table:table-cell>
            <table:table-cell table:style-name="Table34.C2" office:value-type="string">
              <text:p text:style-name="Preformatted_20_Text">00-24</text:p>
            </table:table-cell>
          </table:table-row>
          <table:table-row table:style-name="TableLine105553157524224">
            <table:table-cell table:style-name="Table34.A2" office:value-type="string">
              <text:p text:style-name="P49">%j</text:p>
            </table:table-cell>
            <table:table-cell table:style-name="Table34.B4" office:value-type="string">
              <text:p text:style-name="P101">day of year</text:p>
            </table:table-cell>
            <table:table-cell table:style-name="Table34.C2" office:value-type="string">
              <text:p text:style-name="Preformatted_20_Text">001-366</text:p>
            </table:table-cell>
          </table:table-row>
          <table:table-row table:style-name="TableLine105553157524736">
            <table:table-cell table:style-name="Table34.A2" office:value-type="string">
              <text:p text:style-name="P49">%J</text:p>
            </table:table-cell>
            <table:table-cell table:style-name="Table34.B5" office:value-type="string">
              <text:p text:style-name="P101">Julian day number</text:p>
            </table:table-cell>
            <table:table-cell table:style-name="Table34.C2" office:value-type="string">
              <text:p text:style-name="Preformatted_20_Text"/>
            </table:table-cell>
          </table:table-row>
          <table:table-row table:style-name="TableLine105553157525248">
            <table:table-cell table:style-name="Table34.A2" office:value-type="string">
              <text:p text:style-name="P49">%m</text:p>
            </table:table-cell>
            <table:table-cell table:style-name="Table34.B6" office:value-type="string">
              <text:p text:style-name="P101">month</text:p>
            </table:table-cell>
            <table:table-cell table:style-name="Table34.C2" office:value-type="string">
              <text:p text:style-name="Preformatted_20_Text">01-12</text:p>
            </table:table-cell>
          </table:table-row>
          <table:table-row table:style-name="TableLine105553157526016">
            <table:table-cell table:style-name="Table34.A2" office:value-type="string">
              <text:p text:style-name="P49">%M</text:p>
            </table:table-cell>
            <table:table-cell table:style-name="Table34.B7" office:value-type="string">
              <text:p text:style-name="P101">minute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 table:style-name="TableLine105553157526528">
            <table:table-cell table:style-name="Table34.A2" office:value-type="string">
              <text:p text:style-name="P49">%s</text:p>
            </table:table-cell>
            <table:table-cell table:style-name="Table34.B8" office:value-type="string">
              <text:p text:style-name="P101">seconds </text:p>
            </table:table-cell>
            <table:table-cell table:style-name="Table34.C2" office:value-type="string">
              <text:p text:style-name="Preformatted_20_Text">since 1970-01-01</text:p>
            </table:table-cell>
          </table:table-row>
          <table:table-row table:style-name="TableLine105553157527040">
            <table:table-cell table:style-name="Table34.A2" office:value-type="string">
              <text:p text:style-name="P49">%S</text:p>
            </table:table-cell>
            <table:table-cell table:style-name="Table34.B9" office:value-type="string">
              <text:p text:style-name="P101">seconds 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 table:style-name="TableLine105553157527552">
            <table:table-cell table:style-name="Table34.A2" office:value-type="string">
              <text:p text:style-name="P49">%w</text:p>
            </table:table-cell>
            <table:table-cell table:style-name="Table34.B10" office:value-type="string">
              <text:p text:style-name="P101">day of week </text:p>
            </table:table-cell>
            <table:table-cell table:style-name="Table34.C2" office:value-type="string">
              <text:p text:style-name="Preformatted_20_Text">0-6 <text:span text:style-name="T42">with Sunday==</text:span><text:span text:style-name="T16">0</text:span></text:p>
            </table:table-cell>
          </table:table-row>
          <table:table-row table:style-name="TableLine105553157528064">
            <table:table-cell table:style-name="Table34.A2" office:value-type="string">
              <text:p text:style-name="P49">%W</text:p>
            </table:table-cell>
            <table:table-cell table:style-name="Table34.B11" office:value-type="string">
              <text:p text:style-name="P101"><text:span text:style-name="T61">w</text:span>eek of year</text:p>
            </table:table-cell>
            <table:table-cell table:style-name="Table34.C2" office:value-type="string">
              <text:p text:style-name="Preformatted_20_Text">00-53</text:p>
            </table:table-cell>
          </table:table-row>
          <table:table-row table:style-name="TableLine105553157525504">
            <table:table-cell table:style-name="Table34.A2" office:value-type="string">
              <text:p text:style-name="P49">%Y</text:p>
            </table:table-cell>
            <table:table-cell table:style-name="Table34.B12" office:value-type="string">
              <text:p text:style-name="P101">year</text:p>
            </table:table-cell>
            <table:table-cell table:style-name="Table34.C2" office:value-type="string">
              <text:p text:style-name="Preformatted_20_Text">0000-9999</text:p>
            </table:table-cell>
          </table:table-row>
          <table:table-row table:style-name="TableLine105553157528832">
            <table:table-cell table:style-name="Table34.A2" office:value-type="string">
              <text:p text:style-name="P49">%%</text:p>
            </table:table-cell>
            <table:table-cell table:style-name="Table34.B13" office:value-type="string">
              <text:p text:style-name="P100">%</text:p>
            </table:table-cell>
            <table:table-cell table:style-name="Table34.C2" office:value-type="string">
              <text:p text:style-name="Preformatted_20_Text"/>
            </table:table-cell>
          </table:table-row>
        </table:table>
        <text:p text:style-name="Text_20_body"/>
        <table:table table:name="Table35" table:style-name="Table35">
          <table:table-column table:style-name="Table35.A"/>
          <table:table-row table:style-name="TableLine105553157521920">
            <table:table-cell table:style-name="Table35.A1" office:value-type="string">
              <text:p text:style-name="P51">my_date = "Fri, Sep 15 2017"</text:p>
              <text:p text:style-name="P50">Flight.find_by_sql [ "SELECT * </text:p>
              <text:p text:style-name="P50"><text:span text:style-name="T62"><text:s text:c="2"/></text:span>FROM flights </text:p>
              <text:p text:style-name="P50"><text:span text:style-name="T62"><text:s text:c="2"/></text:span>WHERE </text:p>
              <text:p text:style-name="P50"><text:span text:style-name="T62"><text:s text:c="4"/></text:span><text:span text:style-name="T25">strftime</text:span>('%d %m %Y', date) = ?",</text:p>
              <text:p text:style-name="P50"><text:span text:style-name="T62"><text:s text:c="2"/></text:span>Time.parse(my_date).strftime</text:p>
              <text:p text:style-name="P31">('%d %m %Y')<text:span text:style-name="T62">]</text:span></text:p>
            </table:table-cell>
          </table:table-row>
        </table:table>
        <text:p text:style-name="Text_20_body"/>
        <text:h text:style-name="P131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 table:style-name="TableLine105553157529856">
            <table:table-cell table:style-name="Table23.A1" office:value-type="string">
              <text:p text:style-name="Preformatted_20_Text">require 'rubygems'</text:p>
              <text:p text:style-name="P24">require 'sqlite3'</text:p>
              <text:p text:style-name="Preformatted_20_Text">$db = SQLite3::Database.new("dbfile")</text:p>
              <text:p text:style-name="Preformatted_20_Text">$db.results_as_hash = true <text:s text:c="2"/><text:span text:style-name="T52">#global var</text:span></text:p>
            </table:table-cell>
          </table:table-row>
          <table:table-row table:style-name="TableLine105553157530880">
            <table:table-cell table:style-name="Table23.A2" office:value-type="string">
              <text:p text:style-name="P38">def <text:span text:style-name="T25">create_table</text:span></text:p>
              <text:p text:style-name="P38"><text:s text:c="2"/>puts "Creating people table"</text:p>
              <text:p text:style-name="P38"><text:s text:c="2"/>$db<text:span text:style-name="T25">.execute</text:span> %q{</text:p>
              <text:p text:style-name="P38"><text:s text:c="4"/><text:span text:style-name="T25">CREATE TABLE </text:span>people (</text:p>
              <text:p text:style-name="P38"><text:s text:c="4"/>id integer primary key,</text:p>
              <text:p text:style-name="P38"><text:s text:c="4"/>name varchar(50),</text:p>
              <text:p text:style-name="P38"><text:s text:c="4"/>job varchar(50),</text:p>
              <text:p text:style-name="P38"><text:s text:c="4"/>gender varchar(6),</text:p>
              <text:p text:style-name="P38"><text:s text:c="4"/>age integer)</text:p>
              <text:p text:style-name="P38"><text:s text:c="2"/>}</text:p>
              <text:p text:style-name="P38">end</text:p>
            </table:table-cell>
          </table:table-row>
          <table:table-row table:style-name="TableLine105553157531392">
            <table:table-cell table:style-name="Table23.A2" office:value-type="string">
              <text:p text:style-name="P39">def <text:span text:style-name="T25">add_person</text:span></text:p>
              <text:p text:style-name="P39"><text:s text:c="2"/>puts "Enter name:"</text:p>
              <text:p text:style-name="P39"><text:s text:c="2"/>name <text:tab/> = gets.chomp</text:p>
              <text:p text:style-name="P39"><text:s text:c="2"/>puts "Enter job:"</text:p>
              <text:p text:style-name="P39"><text:s text:c="2"/>job <text:tab/> = gets.chomp</text:p>
              <text:p text:style-name="P39"><text:s text:c="2"/>puts "Enter gender:"</text:p>
              <text:p text:style-name="P39"><text:s text:c="2"/>gender = gets.chomp</text:p>
              <text:p text:style-name="P39"><text:s text:c="2"/>puts "Enter age:"</text:p>
              <text:p text:style-name="P39"><text:s text:c="2"/>age <text:tab/> = gets.chomp</text:p>
              <text:p text:style-name="P39"><text:s text:c="2"/>$db<text:span text:style-name="T25">.execute</text:span>("<text:span text:style-name="T25">INSERT INTO</text:span> people <text:s/></text:p>
              <text:p text:style-name="P39"><text:s text:c="2"/>(name, job, gender, age) <text:span text:style-name="T25">VALUES</text:span> </text:p>
              <text:p text:style-name="P39"><text:s text:c="2"/>(<text:span text:style-name="T25">?</text:span>, <text:span text:style-name="T25">?</text:span>, <text:span text:style-name="T25">?</text:span>, <text:span text:style-name="T25">?</text:span>)",name,job,gender,age)</text:p>
              <text:p text:style-name="P39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25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 table:style-name="TableLine105553157530624">
            <table:table-cell table:style-name="Table24.A1" office:value-type="string">
              <text:p text:style-name="Preformatted_20_Text">def <text:span text:style-name="T25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40"><text:s text:c="2"/>person = $db.<text:span text:style-name="T25">execute</text:span>("<text:span text:style-name="T25">SELECT</text:span> * FROM </text:p>
              <text:p text:style-name="P40"><text:s text:c="5"/>people <text:span text:style-name="T25">WHERE</text:span> name = ? OR id = ?", </text:p>
              <text:p text:style-name="P40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102"><text:span text:style-name="T54">The </text:span><text:span text:style-name="T17">$db.execute</text:span><text:span text:style-name="T54"> line cleverly checks both the name and id columns at the same time.</text:span></text:p>
        <text:h text:style-name="P119" text:outline-level="2"><text:bookmark-start text:name="__RefHeading___Toc2143_1614706781"/><text:span text:style-name="T64">#</text:span>find_by_sql<text:bookmark-end text:name="__RefHeading___Toc2143_1614706781"/></text:h>
        <table:table table:name="Table36" table:style-name="Table36">
          <table:table-column table:style-name="Table36.A"/>
          <table:table-row table:style-name="TableLine105553157532160">
            <table:table-cell table:style-name="Table36.A1" office:value-type="string">
              <text:p text:style-name="P52">my_date = "Fri, Sep 15 2017"</text:p>
              <text:p text:style-name="P53">Flight.find_by_sql [ "SELECT * </text:p>
              <text:p text:style-name="P53"><text:span text:style-name="T62"><text:s text:c="2"/></text:span>FROM flights </text:p>
              <text:p text:style-name="P53"><text:span text:style-name="T62"><text:s text:c="2"/></text:span>WHERE </text:p>
              <text:p text:style-name="P53"><text:span text:style-name="T62"><text:s text:c="4"/></text:span><text:span text:style-name="T25">strftime</text:span>('%d %m %Y', date) = ?</text:p>
              <text:p text:style-name="P54"><text:s text:c="2"/>AND departure_airport = ?</text:p>
              <text:p text:style-name="P53"><text:span text:style-name="T63"><text:s text:c="2"/>AND arrival_airport = ?</text:span>",</text:p>
              <text:p text:style-name="P53"><text:span text:style-name="T62"><text:s text:c="2"/></text:span>Time.parse(my_date).strftime</text:p>
              <text:p text:style-name="P32">('%d %m %Y')<text:span text:style-name="T63">,</text:span></text:p>
              <text:p text:style-name="P55"><text:s text:c="2"/>'1', '2']</text:p>
            </table:table-cell>
          </table:table-row>
        </table:table>
        <text:h text:style-name="Heading_20_2" text:outline-level="2"><text:bookmark-start text:name="__RefHeading___Toc2145_1614706781"/>sqlite3<text:bookmark-end text:name="__RefHeading___Toc2145_1614706781"/></text:h>
        <text:p text:style-name="P56"><text:span text:style-name="T47">$</text:span> sqlite3 test.db </text:p>
        <text:p text:style-name="P4">where test.db is your chosen database file name. You can then type SQL and press Enter to execute it. To leave the client, you can type .quit on a separate line and press Enter.</text:p>
        <text:h text:style-name="Heading_20_2" text:outline-level="2"/>
        <text:h text:style-name="P133" text:outline-level="2"><text:bookmark-start text:name="__RefHeading___Toc2147_1614706781"/>Post<text:span text:style-name="T65">greSQL</text:span><text:bookmark-end text:name="__RefHeading___Toc2147_1614706781"/></text:h>
        <table:table table:name="Table37" table:style-name="Table37">
          <table:table-column table:style-name="Table37.A"/>
          <table:table-row table:style-name="TableLine105553157532928">
            <table:table-cell table:style-name="Table37.A1" office:value-type="string">
              <text:p text:style-name="P57">$ psql --<text:span text:style-name="T25">version</text:span></text:p>
            </table:table-cell>
          </table:table-row>
        </table:table>
        <text:h text:style-name="P151" text:outline-level="3"><text:bookmark-start text:name="__RefHeading___Toc2149_1614706781"/>configure<text:bookmark-end text:name="__RefHeading___Toc2149_1614706781"/></text:h>
        <table:table table:name="Table44" table:style-name="Table44">
          <table:table-column table:style-name="Table44.A"/>
          <table:table-row table:style-name="TableLine105553157533696">
            <table:table-cell table:style-name="Table44.A1" office:value-type="string">
              <text:p text:style-name="Standard">enter the postgres shell:</text:p>
              <text:p text:style-name="Preformatted_20_Text">$ <text:span text:style-name="T25">sudo -u</text:span><text:span text:style-name="T30"> postgres psql</text:span><text:span text:style-name="T69"> </text:span><text:span text:style-name="T53"># (new user)</text:span></text:p>
            </table:table-cell>
          </table:table-row>
          <table:table-row table:style-name="TableLine105553157534720">
            <table:table-cell table:style-name="Table44.A2" office:value-type="string">
              <text:p text:style-name="P94">or<text:span text:style-name="T73">:</text:span></text:p>
            </table:table-cell>
          </table:table-row>
          <table:table-row table:style-name="TableLine105553157535232">
            <table:table-cell table:style-name="Table44.A2" office:value-type="string">
              <text:p text:style-name="Standard">enter the shell for user postgres:</text:p>
              <text:p text:style-name="P72">$ <text:span text:style-name="T25">sudo su postgres</text:span></text:p>
              <text:p text:style-name="Standard">enter the pg shell with:</text:p>
              <text:p text:style-name="P72">postgres@user:/path$ <text:span text:style-name="T25">psql</text:span></text:p>
            </table:table-cell>
          </table:table-row>
          <table:table-row table:style-name="TableLine105553157535488">
            <table:table-cell table:style-name="Table44.A2" office:value-type="string">
              <text:p text:style-name="P105"><text:span text:style-name="T18">postgres=# </text:span><text:span text:style-name="T22">\h</text:span><text:span text:style-name="T23"> <text:s text:c="4"/></text:span><text:span text:style-name="T11"># help</text:span></text:p>
            </table:table-cell>
          </table:table-row>
          <table:table-row table:style-name="TableLine105553157535744">
            <table:table-cell table:style-name="Table44.A2" office:value-type="string">
              <text:p text:style-name="P99"><text:span text:style-name="T18">postgres=# </text:span><text:span text:style-name="T19">\du</text:span><text:span text:style-name="T16"> <text:s text:c="3"/></text:span><text:span text:style-name="T14"># list roles</text:span></text:p>
            </table:table-cell>
          </table:table-row>
          <table:table-row table:style-name="TableLine105553157536000">
            <table:table-cell table:style-name="Table44.A2" office:value-type="string">
              <text:p text:style-name="P61"><text:s/>=# \password <text:s text:c="10"/><text:span text:style-name="T51"># (set passw)</text:span></text:p>
            </table:table-cell>
          </table:table-row>
          <table:table-row table:style-name="TableLine105553157536256">
            <table:table-cell table:style-name="Table44.A2" office:value-type="string">
              <text:p text:style-name="P61"><text:s/>=# <text:span text:style-name="T25">create user</text:span> salomanuel with</text:p>
              <text:p text:style-name="P62"><text:s text:c="19"/>password 'secret';</text:p>
              <text:p text:style-name="P46"><text:span text:style-name="T69"><text:s/>=# </text:span><text:span text:style-name="T30">create database</text:span><text:span text:style-name="T71"> </text:span><text:span text:style-name="T70">"fl</text:span><text:span text:style-name="T71">ight_booker_development" </text:span></text:p>
              <text:p text:style-name="P62">owner "salomanuel";</text:p>
            </table:table-cell>
          </table:table-row>
          <table:table-row table:style-name="TableLine105553157536512">
            <table:table-cell table:style-name="Table44.A2" office:value-type="string">
              <text:p text:style-name="P94">or:</text:p>
            </table:table-cell>
          </table:table-row>
          <table:table-row table:style-name="TableLine105553157536768">
            <table:table-cell table:style-name="Table44.A2" office:value-type="string">
              <text:p text:style-name="P73">postgres=# <text:span text:style-name="T25">CREATE ROLE</text:span> salomanuel WITH PASSWORD 'salomanuel' CREATEDB;</text:p>
            </table:table-cell>
          </table:table-row>
          <table:table-row table:style-name="TableLine105553157537024">
            <table:table-cell table:style-name="Table44.A2" office:value-type="string">
              <text:p text:style-name="P74">postgres=# <text:span text:style-name="T25">ALTER ROLE</text:span> salomanuel WITH SUPERUSER;</text:p>
            </table:table-cell>
          </table:table-row>
        </table:table>
        <text:h text:style-name="P154" text:outline-level="3"><text:bookmark-start text:name="__RefHeading___Toc2151_1614706781"/>permission denied to create database on rake db:create:all<text:bookmark-end text:name="__RefHeading___Toc2151_1614706781"/></text:h>
        <table:table table:name="Table45" table:style-name="Table45">
          <table:table-column table:style-name="Table45.A"/>
          <table:table-row table:style-name="TableLine105553157534464">
            <table:table-cell table:style-name="Table45.A1" office:value-type="string">
              <text:p text:style-name="P63">$ sudo -u postgres -i</text:p>
              <text:p text:style-name="P63">$ psql</text:p>
              <text:p text:style-name="P63"><text:s/>=# ALTER USER salomanuel CREATEDB;</text:p>
            </table:table-cell>
          </table:table-row>
        </table:table>
        <text:h text:style-name="Heading_20_3" text:outline-level="3"><text:bookmark-start text:name="__RefHeading___Toc2153_1614706781"/>new rails app<text:bookmark-end text:name="__RefHeading___Toc2153_1614706781"/></text:h>
        <table:table table:name="Table38" table:style-name="Table38">
          <table:table-column table:style-name="Table38.A"/>
          <table:table-row table:style-name="TableLine105553157537792">
            <table:table-cell table:style-name="Table38.A1" office:value-type="string">
              <text:p text:style-name="Preformatted_20_Text">$ rails new blog -d postgresql</text:p>
            </table:table-cell>
          </table:table-row>
        </table:table>
        <text:h text:style-name="P152" text:outline-level="3"><text:bookmark-start text:name="__RefHeading___Toc2155_1614706781"/>pg gem<text:bookmark-end text:name="__RefHeading___Toc2155_1614706781"/></text:h>
        <text:p text:style-name="P11">IS NECESSARY</text:p>
        <table:table table:name="Table39" table:style-name="Table39">
          <table:table-column table:style-name="Table39.A"/>
          <table:table-row table:style-name="TableLine105553157538560">
            <table:table-cell table:style-name="Table39.A1" office:value-type="string">
              <text:p text:style-name="P59"><text:span text:style-name="T66"># </text:span>config<text:span text:style-name="T66">/database.yml</text:span></text:p>
              <text:p text:style-name="P58">adapter: postgresql</text:p>
            </table:table-cell>
          </table:table-row>
        </table:table>
        <text:h text:style-name="Heading_20_3" text:outline-level="3"><text:bookmark-start text:name="__RefHeading___Toc2157_1614706781"/>console<text:bookmark-end text:name="__RefHeading___Toc2157_1614706781"/></text:h>
        <table:table table:name="Table40" table:style-name="Table40">
          <table:table-column table:style-name="Table40.A"/>
          <table:table-row table:style-name="TableLine105553157539328">
            <table:table-cell table:style-name="Table40.A1" office:value-type="string">
              <text:p text:style-name="Preformatted_20_Text">$ rails db</text:p>
            </table:table-cell>
          </table:table-row>
        </table:table>
        <text:h text:style-name="Heading_20_3" text:outline-level="3"/>
        <text:h text:style-name="P155" text:outline-level="3"><text:bookmark-start text:name="__RefHeading___Toc2159_1614706781"/>migrate to Postg<text:bookmark-end text:name="__RefHeading___Toc2159_1614706781"/></text:h>
        <text:p text:style-name="Standard">1.</text:p>
        <table:table table:name="Table41" table:style-name="Table41">
          <table:table-column table:style-name="Table41.A"/>
          <table:table-row table:style-name="TableLine105553157540096">
            <table:table-cell table:style-name="Table41.A1" office:value-type="string">
              <text:p text:style-name="Preformatted_20_Text"># <text:span text:style-name="T67">config/</text:span>database.yml</text:p>
              <text:p text:style-name="Preformatted_20_Text">development:</text:p>
              <text:p text:style-name="Preformatted_20_Text"><text:s text:c="2"/>adapter: <text:s/>postgresql</text:p>
              <text:p text:style-name="Preformatted_20_Text"><text:s text:c="2"/>encoding: unicode</text:p>
              <text:p text:style-name="Preformatted_20_Text"><text:s text:c="2"/>database: flight_booker_development</text:p>
              <text:p text:style-name="P61"><text:s text:c="2"/>host: <text:s text:c="4"/>localhost</text:p>
              <text:p text:style-name="Preformatted_20_Text"><text:s text:c="2"/>pool: <text:s text:c="4"/>5</text:p>
              <text:p text:style-name="Preformatted_20_Text"><text:s text:c="2"/>username: manuel</text:p>
              <text:p text:style-name="P61"><text:s text:c="2"/>password: secret</text:p>
              <text:p text:style-name="Preformatted_20_Text"/>
              <text:p text:style-name="Preformatted_20_Text">test:</text:p>
              <text:p text:style-name="Preformatted_20_Text"><text:s text:c="2"/>adapter: <text:s text:c="3"/>postgresql</text:p>
              <text:p text:style-name="Preformatted_20_Text"><text:s text:c="2"/>encoding: <text:s text:c="2"/>unicode</text:p>
              <text:p text:style-name="Preformatted_20_Text"><text:s text:c="2"/>database: <text:s text:c="2"/>flight_booker_test</text:p>
              <text:p text:style-name="Preformatted_20_Text"><text:s text:c="2"/>pool: <text:s text:c="6"/>5</text:p>
              <text:p text:style-name="Preformatted_20_Text"><text:s text:c="2"/>username: <text:s text:c="2"/><text:span text:style-name="T69">salo</text:span>manuel</text:p>
            </table:table-cell>
          </table:table-row>
        </table:table>
        <text:p text:style-name="Standard">2.</text:p>
        <table:table table:name="Table42" table:style-name="Table42">
          <table:table-column table:style-name="Table42.A"/>
          <table:table-row table:style-name="TableLine105553157540864">
            <table:table-cell table:style-name="Table42.A1" office:value-type="string">
              <text:p text:style-name="Preformatted_20_Text"># Gemfile</text:p>
              <text:p text:style-name="P60">gem 'pg' # instead of 'sqlite3'</text:p>
            </table:table-cell>
          </table:table-row>
        </table:table>
        <text:p text:style-name="Standard">3.</text:p>
        <table:table table:name="Table43" table:style-name="Table43">
          <table:table-column table:style-name="Table43.A"/>
          <table:table-row table:style-name="TableLine105553157541632">
            <table:table-cell table:style-name="Table43.A1" office:value-type="string">
              <text:p text:style-name="Preformatted_20_Text">$<text:span text:style-name="T68"> rails db:create:all</text:span></text:p>
            </table:table-cell>
          </table:table-row>
        </table:table>
        <text:p text:style-name="P10"><text:span text:style-name="T72">4. use gem </text:span><text:span text:style-name="T20">taps</text:span><text:span text:style-name="T21">a</text:span><text:span text:style-name="T72"> to migrate the db data</text:span></text:p>
        <text:h text:style-name="P153" text:outline-level="3">console</text:h>
        <table:table table:name="Table50" table:style-name="Table50">
          <table:table-column table:style-name="Table50.A"/>
          <table:table-row table:style-name="TableLine105553157542400">
            <table:table-cell table:style-name="Table50.A1" office:value-type="string">
              <text:p text:style-name="P105"><text:span text:style-name="T18">postgres=# </text:span><text:span text:style-name="T22">\h</text:span><text:span text:style-name="T23"> <text:s text:c="4"/></text:span><text:span text:style-name="T11"># help</text:span></text:p>
            </table:table-cell>
          </table:table-row>
          <table:table-row table:style-name="TableLine105553157543424">
            <table:table-cell table:style-name="Table50.A2" office:value-type="string">
              <text:p text:style-name="P99"><text:span text:style-name="T18">postgres=# </text:span><text:span text:style-name="T19">\du</text:span><text:span text:style-name="T16"> <text:s text:c="3"/></text:span><text:span text:style-name="T14"># list roles</text:span></text:p>
            </table:table-cell>
          </table:table-row>
          <table:table-row table:style-name="TableLine105553157543936">
            <table:table-cell table:style-name="Table50.A2" office:value-type="string">
              <text:p text:style-name="Preformatted_20_Text"><text:span text:style-name="T74">p</text:span>ost<text:span text:style-name="T74">gres=# </text:span><text:span text:style-name="T32">\l <text:s text:c="4"/></text:span><text:span text:style-name="T11"># list database</text:span></text:p>
            </table:table-cell>
          </table:table-row>
          <table:table-row table:style-name="TableLine105553157544192">
            <table:table-cell table:style-name="Table50.A2" office:value-type="string">
              <text:p text:style-name="P77">postgres=# <text:span text:style-name="T25">\l+</text:span></text:p>
            </table:table-cell>
          </table:table-row>
          <table:table-row table:style-name="TableLine105553157544448">
            <table:table-cell table:style-name="Table50.A2" office:value-type="string">
              <text:p text:style-name="P75">postgres=# <text:span text:style-name="T25">\dt *.</text:span><text:span text:style-name="T2"> </text:span><text:span text:style-name="T11"># list tables current db</text:span></text:p>
            </table:table-cell>
          </table:table-row>
          <table:table-row table:style-name="TableLine105553157544704">
            <table:table-cell table:style-name="Table50.A2" office:value-type="string">
              <text:p text:style-name="P76">postgres=# <text:span text:style-name="T25">\connect database_name</text:span></text:p>
              <text:p text:style-name="P20"># switch db</text:p>
            </table:table-cell>
          </table:table-row>
          <table:table-row table:style-name="TableLine105553157544960">
            <table:table-cell table:style-name="Table50.A2" office:value-type="string">
              <text:p text:style-name="P78">postgres=#<text:span text:style-name="T25"> \q</text:span> <text:s text:c="4"/><text:span text:style-name="T11"># quit</text:span></text:p>
            </table:table-cell>
          </table:table-row>
        </table:table>
        <text:h text:style-name="Heading_20_2" text:outline-level="2">Issues/Problems</text:h>
        <text:h text:style-name="Heading_20_3" text:outline-level="3">Port already in use</text:h>
        <text:p text:style-name="P157">ERROR: for buba_portal-db <text:s/>Cannot start service db: Ports are not available: listen tcp 0.0.0.0:5432: bind: address already in use</text:p>
        <table:table table:name="Table55" table:style-name="Table55">
          <table:table-column table:style-name="Table55.A"/>
          <table:table-row table:style-name="TableLine105553157210624">
            <table:table-cell table:style-name="Table55.A1" office:value-type="string">
              <text:p text:style-name="Preformatted_20_Text">sudo lsof -i :5432</text:p>
              <text:p text:style-name="Preformatted_20_Text">sudo pkill -u postgres</text:p>
            </table:table-cell>
          </table:table-row>
        </table:table>
        <text:p text:style-name="P157"/>
        <text:p text:style-name="P157"/>
        <text:p text:style-name="P9"/>
        <text:p text:style-name="P9"><text:soft-page-break/></text:p>
        <text:p text:style-name="P9"/>
        <text:p text:style-name="P9"/>
        <text:p text:style-name="P9"/>
        <text:section text:style-name="Sect4" text:name="Section3">
          <text:h text:style-name="P156" text:outline-level="3">examples</text:h>
          <table:table table:name="Table52" table:style-name="Table52">
            <table:table-column table:style-name="Table52.A"/>
            <table:table-row table:style-name="TableLine105553157543168">
              <table:table-cell table:style-name="Table52.A1" office:value-type="string">
                <text:p text:style-name="P79">test=# <text:span text:style-name="T25">\d</text:span></text:p>
                <text:p text:style-name="P79"><text:s text:c="8"/>List of relations</text:p>
                <text:p text:style-name="P79"><text:s/>Schema | <text:s/>Name <text:s/>| Type <text:s/>| Owner</text:p>
                <text:p text:style-name="P79">--------+--------+-------+--------</text:p>
                <text:p text:style-name="P79"><text:s/>public | person | table | manuel</text:p>
                <text:p text:style-name="P79">(1 row)</text:p>
              </table:table-cell>
            </table:table-row>
            <table:table-row table:style-name="TableLine105553157545984">
              <table:table-cell table:style-name="Table52.A2" office:value-type="string">
                <text:p text:style-name="P79"><text:s text:c="25"/>Table "public.person"</text:p>
                <text:p text:style-name="P79"><text:s text:c="4"/>Column <text:s text:c="4"/>| <text:s text:c="8"/>Type <text:s text:c="9"/>| Collation | Nullable | Default</text:p>
                <text:p text:style-name="P79">---------------+-----------------------+-----------+----------+---------</text:p>
                <text:p text:style-name="P79"><text:s/>id <text:s text:c="11"/>| integer <text:s text:c="14"/>| <text:s text:c="10"/>| <text:s text:c="9"/>|</text:p>
                <text:p text:style-name="P79"><text:s/>first_name <text:s text:c="3"/>| character varying(50) | <text:s text:c="10"/>| <text:s text:c="9"/>|</text:p>
                <text:p text:style-name="P79"><text:s/>last_name <text:s text:c="4"/>| character varying(50) | <text:s text:c="10"/>| <text:s text:c="9"/>|</text:p>
                <text:p text:style-name="P79"><text:s/>gender <text:s text:c="7"/>| character varying(7) <text:s/>| <text:s text:c="10"/>| <text:s text:c="9"/>|</text:p>
                <text:p text:style-name="P79"><text:s/>date_of_birth | date <text:s text:c="17"/>| <text:s text:c="10"/>| <text:s text:c="9"/>|</text:p>
              </table:table-cell>
            </table:table-row>
            <table:table-row table:style-name="TableLine105553157546496">
              <table:table-cell table:style-name="Table52.A2" office:value-type="string">
                <text:p text:style-name="P79">test=# <text:span text:style-name="T25">\d person</text:span></text:p>
                <text:p text:style-name="P79"><text:s text:c="25"/>Table "public.person"</text:p>
                <text:p text:style-name="P79"><text:s text:c="4"/>Column <text:s text:c="4"/>| <text:s text:c="8"/>Type <text:s text:c="9"/>| Collation | Nullable | Default</text:p>
                <text:p text:style-name="P79">---------------+-----------------------+-----------+----------+---------</text:p>
                <text:p text:style-name="P79"><text:s/>id <text:s text:c="11"/>| integer <text:s text:c="14"/>| <text:s text:c="10"/>| <text:s text:c="9"/>|</text:p>
                <text:p text:style-name="P79"><text:s/>first_name <text:s text:c="3"/>| character varying(50) | <text:s text:c="10"/>| <text:s text:c="9"/>|</text:p>
                <text:p text:style-name="P79"><text:s/>last_name <text:s text:c="4"/>| character varying(50) | <text:s text:c="10"/>| <text:s text:c="9"/>|</text:p>
                <text:p text:style-name="P79"><text:s/>gender <text:s text:c="7"/>| character varying(7) <text:s/>| <text:s text:c="10"/>| <text:s text:c="9"/>|</text:p>
                <text:p text:style-name="P79"><text:s/>date_of_birth | date <text:s text:c="17"/>| <text:s text:c="10"/>| <text:s text:c="9"/>|</text:p>
              </table:table-cell>
            </table:table-row>
          </table:table>
          <text:p text:style-name="P106"/>
        </text:section>
        <text:p text:style-name="P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35ed455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62b74b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tru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order="0.51pt solid #000000" fo:padding="0.0193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fo:border="0.06pt solid #000000" fo:padding="0.0193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10</text:span><text:span text:style-name="MT8">1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13</text:page-number></text:span><text:span text:style-name="MT11">/</text:span><text:span text:style-name="MT11"><text:page-count>13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5-12-19T11:05:17.529000000</meta:creation-date>
    <dc:date>2022-05-18T16:16:53.359290904</dc:date>
    <meta:editing-duration>P38DT21H44M47S</meta:editing-duration>
    <meta:editing-cycles>794</meta:editing-cycles>
    <meta:generator>LibreOffice/7.1.5.2$MacOSX_X86_64 LibreOffice_project/85f04e9f809797b8199d13c421bd8a2b025d52b5</meta:generator>
    <meta:document-statistic meta:table-count="55" meta:image-count="0" meta:object-count="0" meta:page-count="13" meta:paragraph-count="567" meta:word-count="2398" meta:character-count="15509" meta:non-whitespace-character-count="12552"/>
  </office:meta>
</office:document-meta>
</file>